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Quattrocento Sans" svg:font-family="'Quattrocento Sans'" style:font-family-generic="swiss"/>
    <style:font-face style:name="Times New Roman" svg:font-family="'Times New Roman'" style:font-family-generic="roman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4.196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2.826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3.637cm"/>
    </style:style>
    <style:style style:name="co9" style:family="table-column">
      <style:table-column-properties fo:break-before="auto" style:column-width="8.109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3.547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2.406cm"/>
    </style:style>
    <style:style style:name="co16" style:family="table-column">
      <style:table-column-properties fo:break-before="auto" style:column-width="2.574cm"/>
    </style:style>
    <style:style style:name="co17" style:family="table-column">
      <style:table-column-properties fo:break-before="auto" style:column-width="2.713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4.055cm"/>
    </style:style>
    <style:style style:name="co20" style:family="table-column">
      <style:table-column-properties fo:break-before="auto" style:column-width="2.348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1.473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g3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style:style style:name="ta4" style:family="table" style:master-page-name="PageStyle_5f_Multicolinealidad">
      <style:table-properties table:display="true" style:writing-mode="lr-tb"/>
    </style:style>
    <style:style style:name="ta5" style:family="table" style:master-page-name="PageStyle_5f_Autocorrelación">
      <style:table-properties table:display="true" style:writing-mode="lr-tb"/>
    </style:style>
    <style:style style:name="ta6" style:family="table" style:master-page-name="PageStyle_5f_Hoja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13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fo:background-color="#c9e7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 style:data-style-name="N13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fo:background-color="#c9e7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 style:data-style-name="N13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 style:data-style-name="N13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22222" style:text-outline="false" style:text-line-through-style="none" style:text-line-through-type="none" style:font-name="Quattrocento Sans" fo:font-size="9pt" fo:font-style="normal" fo:text-shadow="none" style:text-underline-style="none" fo:font-weight="bold" style:font-size-asian="9pt" style:font-style-asian="normal" style:font-weight-asian="bold" style:font-name-complex="Quattrocento Sans" style:font-size-complex="9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9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3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ackground-color="#a9d18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fo:background-color="#a9d18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fo:background-color="#c5e0b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 style:data-style-name="N0">
      <style:table-cell-properties fo:border-bottom="1.76pt solid #000000" fo:background-color="#a9d18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 style:data-style-name="N0">
      <style:table-cell-properties fo:background-color="#a9d18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solid" svg:stroke-width="0cm" svg:stroke-color="#ffffff" draw:fill="solid" draw:fill-color="#ffc000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/>
      <style:paragraph-properties style:writing-mode="lr-tb" fo:margin-left="0cm" fo:margin-right="0cm" fo:margin-top="0cm" fo:margin-bottom="0cm" fo:line-height="100%" fo:text-align="start" fo:text-indent="0cm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solid" draw:fill-color="#ffc000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normal" fo:language="es" fo:country="P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number-columns-repeated="20" table:default-cell-style-name="ce4"/>
        <table:table-column table:style-name="co4" table:number-columns-repeated="998" table:default-cell-style-name="ce4"/>
        <table:table-column table:style-name="co5" table:number-columns-repeated="15360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BID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IPYC</text:p>
          </table:table-cell>
          <table:table-cell table:style-name="ce6" office:value-type="string" calcext:value-type="string">
            <text:p>IGV</text:p>
          </table:table-cell>
          <table:table-cell table:style-name="ce1" office:value-type="string" calcext:value-type="string">
            <text:p>OG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975676" calcext:value-type="float">
            <text:p>2975676</text:p>
          </table:table-cell>
          <table:table-cell table:style-name="ce5" office:value-type="float" office:value="11313.4265" calcext:value-type="float">
            <text:p>11313</text:p>
          </table:table-cell>
          <table:table-cell table:style-name="ce5" office:value-type="float" office:value="10696.4016" calcext:value-type="float">
            <text:p>10696</text:p>
          </table:table-cell>
          <table:table-cell table:style-name="ce7" office:value-type="float" office:value="10686.08441" calcext:value-type="float">
            <text:p>10686</text:p>
          </table:table-cell>
          <table:table-cell table:style-name="ce5" office:value-type="float" office:value="3010.61063" calcext:value-type="float">
            <text:p>3011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3401175" calcext:value-type="float">
            <text:p>3401175</text:p>
          </table:table-cell>
          <table:table-cell table:style-name="ce5" office:value-type="float" office:value="15564.11197" calcext:value-type="float">
            <text:p>15564</text:p>
          </table:table-cell>
          <table:table-cell table:style-name="ce5" office:value-type="float" office:value="10034.92347" calcext:value-type="float">
            <text:p>10035</text:p>
          </table:table-cell>
          <table:table-cell table:style-name="ce7" office:value-type="float" office:value="10022.12246" calcext:value-type="float">
            <text:p>10022</text:p>
          </table:table-cell>
          <table:table-cell table:style-name="ce5" office:value-type="float" office:value="3514.65771" calcext:value-type="float">
            <text:p>3515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3750401" calcext:value-type="float">
            <text:p>3750401</text:p>
          </table:table-cell>
          <table:table-cell table:style-name="ce5" office:value-type="float" office:value="16804.256" calcext:value-type="float">
            <text:p>16804</text:p>
          </table:table-cell>
          <table:table-cell table:style-name="ce5" office:value-type="float" office:value="10464.82313" calcext:value-type="float">
            <text:p>10465</text:p>
          </table:table-cell>
          <table:table-cell table:style-name="ce7" office:value-type="float" office:value="10447.83607" calcext:value-type="float">
            <text:p>10448</text:p>
          </table:table-cell>
          <table:table-cell table:style-name="ce5" office:value-type="float" office:value="5569.94254" calcext:value-type="float">
            <text:p>5570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922514" calcext:value-type="float">
            <text:p>3922514</text:p>
          </table:table-cell>
          <table:table-cell table:style-name="ce5" office:value-type="float" office:value="19394.12123" calcext:value-type="float">
            <text:p>19394</text:p>
          </table:table-cell>
          <table:table-cell table:style-name="ce5" office:value-type="float" office:value="12332.05214" calcext:value-type="float">
            <text:p>12332</text:p>
          </table:table-cell>
          <table:table-cell table:style-name="ce7" office:value-type="float" office:value="12311.56116" calcext:value-type="float">
            <text:p>12312</text:p>
          </table:table-cell>
          <table:table-cell table:style-name="ce5" office:value-type="float" office:value="6016.6819" calcext:value-type="float">
            <text:p>6017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4111349" calcext:value-type="float">
            <text:p>4111349</text:p>
          </table:table-cell>
          <table:table-cell table:style-name="ce5" office:value-type="float" office:value="22410.34415" calcext:value-type="float">
            <text:p>22410</text:p>
          </table:table-cell>
          <table:table-cell table:style-name="ce5" office:value-type="float" office:value="11568.40341" calcext:value-type="float">
            <text:p>11568</text:p>
          </table:table-cell>
          <table:table-cell table:style-name="ce7" office:value-type="float" office:value="11550.08737" calcext:value-type="float">
            <text:p>11550</text:p>
          </table:table-cell>
          <table:table-cell table:style-name="ce5" office:value-type="float" office:value="7744.01658" calcext:value-type="float">
            <text:p>7744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482971" calcext:value-type="float">
            <text:p>4482971</text:p>
          </table:table-cell>
          <table:table-cell table:style-name="ce5" office:value-type="float" office:value="29425.32925" calcext:value-type="float">
            <text:p>29425</text:p>
          </table:table-cell>
          <table:table-cell table:style-name="ce5" office:value-type="float" office:value="18051.76301" calcext:value-type="float">
            <text:p>18052</text:p>
          </table:table-cell>
          <table:table-cell table:style-name="ce7" office:value-type="float" office:value="18027.039" calcext:value-type="float">
            <text:p>18027</text:p>
          </table:table-cell>
          <table:table-cell table:style-name="ce5" office:value-type="float" office:value="16524.18235" calcext:value-type="float">
            <text:p>16524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906299" calcext:value-type="float">
            <text:p>4906299</text:p>
          </table:table-cell>
          <table:table-cell table:style-name="ce5" office:value-type="float" office:value="38204.58464" calcext:value-type="float">
            <text:p>38205</text:p>
          </table:table-cell>
          <table:table-cell table:style-name="ce5" office:value-type="float" office:value="24118.87841" calcext:value-type="float">
            <text:p>24119</text:p>
          </table:table-cell>
          <table:table-cell table:style-name="ce7" office:value-type="float" office:value="23914.97441" calcext:value-type="float">
            <text:p>23915</text:p>
          </table:table-cell>
          <table:table-cell table:style-name="ce5" office:value-type="float" office:value="18398.86008" calcext:value-type="float">
            <text:p>18399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879476" calcext:value-type="float">
            <text:p>4879476</text:p>
          </table:table-cell>
          <table:table-cell table:style-name="ce5" office:value-type="float" office:value="52753.61961" calcext:value-type="float">
            <text:p>52754</text:p>
          </table:table-cell>
          <table:table-cell table:style-name="ce5" office:value-type="float" office:value="32560.83865" calcext:value-type="float">
            <text:p>32561</text:p>
          </table:table-cell>
          <table:table-cell table:style-name="ce7" office:value-type="float" office:value="32525.18464" calcext:value-type="float">
            <text:p>32525</text:p>
          </table:table-cell>
          <table:table-cell table:style-name="ce5" office:value-type="float" office:value="20848.3651" calcext:value-type="float">
            <text:p>20848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162331" calcext:value-type="float">
            <text:p>5162331</text:p>
          </table:table-cell>
          <table:table-cell table:style-name="ce5" office:value-type="float" office:value="53684.90216" calcext:value-type="float">
            <text:p>53685</text:p>
          </table:table-cell>
          <table:table-cell table:style-name="ce5" office:value-type="float" office:value="39314.70116" calcext:value-type="float">
            <text:p>39315</text:p>
          </table:table-cell>
          <table:table-cell table:style-name="ce7" office:value-type="float" office:value="39272.51517" calcext:value-type="float">
            <text:p>39273</text:p>
          </table:table-cell>
          <table:table-cell table:style-name="ce5" office:value-type="float" office:value="21587.92586" calcext:value-type="float">
            <text:p>21588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177917" calcext:value-type="float">
            <text:p>5177917</text:p>
          </table:table-cell>
          <table:table-cell table:style-name="ce5" office:value-type="float" office:value="58538.23359" calcext:value-type="float">
            <text:p>58538</text:p>
          </table:table-cell>
          <table:table-cell table:style-name="ce5" office:value-type="float" office:value="44131.29551" calcext:value-type="float">
            <text:p>44131</text:p>
          </table:table-cell>
          <table:table-cell table:style-name="ce7" office:value-type="float" office:value="44115.94954" calcext:value-type="float">
            <text:p>44116</text:p>
          </table:table-cell>
          <table:table-cell table:style-name="ce5" office:value-type="float" office:value="20231.62702" calcext:value-type="float">
            <text:p>20232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451854" calcext:value-type="float">
            <text:p>5451854</text:p>
          </table:table-cell>
          <table:table-cell table:style-name="ce5" office:value-type="float" office:value="55934.27571" calcext:value-type="float">
            <text:p>55934</text:p>
          </table:table-cell>
          <table:table-cell table:style-name="ce5" office:value-type="float" office:value="46351.88243" calcext:value-type="float">
            <text:p>46352</text:p>
          </table:table-cell>
          <table:table-cell table:style-name="ce7" office:value-type="float" office:value="46339.91743" calcext:value-type="float">
            <text:p>46340</text:p>
          </table:table-cell>
          <table:table-cell table:style-name="ce5" office:value-type="float" office:value="19843.49568" calcext:value-type="float">
            <text:p>19843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759773" calcext:value-type="float">
            <text:p>5759773</text:p>
          </table:table-cell>
          <table:table-cell table:style-name="ce5" office:value-type="float" office:value="65930.25938" calcext:value-type="float">
            <text:p>65930</text:p>
          </table:table-cell>
          <table:table-cell table:style-name="ce5" office:value-type="float" office:value="50166.34166" calcext:value-type="float">
            <text:p>50166</text:p>
          </table:table-cell>
          <table:table-cell table:style-name="ce7" office:value-type="float" office:value="50144.8467" calcext:value-type="float">
            <text:p>50145</text:p>
          </table:table-cell>
          <table:table-cell table:style-name="ce5" office:value-type="float" office:value="21064.10928" calcext:value-type="float">
            <text:p>21064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925434" calcext:value-type="float">
            <text:p>5925434</text:p>
          </table:table-cell>
          <table:table-cell table:style-name="ce5" office:value-type="float" office:value="68365.11713" calcext:value-type="float">
            <text:p>68365</text:p>
          </table:table-cell>
          <table:table-cell table:style-name="ce5" office:value-type="float" office:value="52920.7288" calcext:value-type="float">
            <text:p>52921</text:p>
          </table:table-cell>
          <table:table-cell table:style-name="ce7" office:value-type="float" office:value="52868.94777" calcext:value-type="float">
            <text:p>52869</text:p>
          </table:table-cell>
          <table:table-cell table:style-name="ce5" office:value-type="float" office:value="22092.65154" calcext:value-type="float">
            <text:p>22093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86">
          <table:table-cell table:style-name="ce3" table:number-columns-repeated="4"/>
          <table:table-cell table:style-name="ce8"/>
          <table:table-cell table:style-name="ce3" table:number-columns-repeated="21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3" table:style-name="ta2">
        <table:table-column table:style-name="co3" table:number-columns-repeated="25" table:default-cell-style-name="ce11"/>
        <table:table-column table:style-name="co6" table:number-columns-repeated="16359"/>
        <table:table-row table:style-name="ro4">
          <table:table-cell table:style-name="ce9" office:value-type="string" calcext:value-type="string">
            <text:p>Año</text:p>
          </table:table-cell>
          <table:table-cell table:style-name="ce9" office:value-type="string" calcext:value-type="string">
            <text:p>Impuesto</text:p>
          </table:table-cell>
          <table:table-cell table:style-name="ce13" office:value-type="string" calcext:value-type="string">
            <text:p>vab</text:p>
          </table:table-cell>
          <table:table-cell table:number-columns-repeated="22"/>
        </table:table-row>
        <table:table-row table:style-name="ro4">
          <table:table-cell table:style-name="ce10" office:value-type="float" office:value="2007" calcext:value-type="float">
            <text:p>2007</text:p>
          </table:table-cell>
          <table:table-cell table:style-name="ce12" office:value-type="float" office:value="25020.43873" calcext:value-type="float">
            <text:p>25,020.4</text:p>
          </table:table-cell>
          <table:table-cell table:style-name="ce14" office:value-type="float" office:value="2975676" calcext:value-type="float">
            <text:p>2,975,676</text:p>
          </table:table-cell>
          <table:table-cell table:number-columns-repeated="22"/>
        </table:table-row>
        <table:table-row table:style-name="ro4">
          <table:table-cell table:style-name="ce10" office:value-type="float" office:value="2008" calcext:value-type="float">
            <text:p>2008</text:p>
          </table:table-cell>
          <table:table-cell table:style-name="ce12" office:value-type="float" office:value="29113.69315" calcext:value-type="float">
            <text:p>29,113.7</text:p>
          </table:table-cell>
          <table:table-cell table:style-name="ce14" office:value-type="float" office:value="3401175" calcext:value-type="float">
            <text:p>3,401,175</text:p>
          </table:table-cell>
          <table:table-cell table:number-columns-repeated="22"/>
        </table:table-row>
        <table:table-row table:style-name="ro4">
          <table:table-cell table:style-name="ce10" office:value-type="float" office:value="2009" calcext:value-type="float">
            <text:p>2009</text:p>
          </table:table-cell>
          <table:table-cell table:style-name="ce12" office:value-type="float" office:value="32839.02167" calcext:value-type="float">
            <text:p>32,839.0</text:p>
          </table:table-cell>
          <table:table-cell table:style-name="ce14" office:value-type="float" office:value="3750401" calcext:value-type="float">
            <text:p>3,750,401</text:p>
          </table:table-cell>
          <table:table-cell table:number-columns-repeated="22"/>
        </table:table-row>
        <table:table-row table:style-name="ro4">
          <table:table-cell table:style-name="ce10" office:value-type="float" office:value="2010" calcext:value-type="float">
            <text:p>2010</text:p>
          </table:table-cell>
          <table:table-cell table:style-name="ce12" office:value-type="float" office:value="37742.85527" calcext:value-type="float">
            <text:p>37,742.9</text:p>
          </table:table-cell>
          <table:table-cell table:style-name="ce14" office:value-type="float" office:value="3922514" calcext:value-type="float">
            <text:p>3,922,514</text:p>
          </table:table-cell>
          <table:table-cell table:number-columns-repeated="22"/>
        </table:table-row>
        <table:table-row table:style-name="ro4">
          <table:table-cell table:style-name="ce10" office:value-type="float" office:value="2011" calcext:value-type="float">
            <text:p>2011</text:p>
          </table:table-cell>
          <table:table-cell table:style-name="ce12" office:value-type="float" office:value="41722.76414" calcext:value-type="float">
            <text:p>41,722.8</text:p>
          </table:table-cell>
          <table:table-cell table:style-name="ce14" office:value-type="float" office:value="4111349" calcext:value-type="float">
            <text:p>4,111,349</text:p>
          </table:table-cell>
          <table:table-cell table:number-columns-repeated="22"/>
        </table:table-row>
        <table:table-row table:style-name="ro4">
          <table:table-cell table:style-name="ce10" office:value-type="float" office:value="2012" calcext:value-type="float">
            <text:p>2012</text:p>
          </table:table-cell>
          <table:table-cell table:style-name="ce12" office:value-type="float" office:value="64001.27461" calcext:value-type="float">
            <text:p>64,001.3</text:p>
          </table:table-cell>
          <table:table-cell table:style-name="ce14" office:value-type="float" office:value="4482971" calcext:value-type="float">
            <text:p>4,482,971</text:p>
          </table:table-cell>
          <table:table-cell table:number-columns-repeated="22"/>
        </table:table-row>
        <table:table-row table:style-name="ro4">
          <table:table-cell table:style-name="ce10" office:value-type="float" office:value="2013" calcext:value-type="float">
            <text:p>2013</text:p>
          </table:table-cell>
          <table:table-cell table:style-name="ce12" office:value-type="float" office:value="80722.32313" calcext:value-type="float">
            <text:p>80,722.3</text:p>
          </table:table-cell>
          <table:table-cell table:style-name="ce14" office:value-type="float" office:value="4906299" calcext:value-type="float">
            <text:p>4,906,299</text:p>
          </table:table-cell>
          <table:table-cell table:number-columns-repeated="22"/>
        </table:table-row>
        <table:table-row table:style-name="ro4">
          <table:table-cell table:style-name="ce10" office:value-type="float" office:value="2014" calcext:value-type="float">
            <text:p>2014</text:p>
          </table:table-cell>
          <table:table-cell table:style-name="ce12" office:value-type="float" office:value="106162.82336" calcext:value-type="float">
            <text:p>106,162.8</text:p>
          </table:table-cell>
          <table:table-cell table:style-name="ce14" office:value-type="float" office:value="4879476" calcext:value-type="float">
            <text:p>4,879,476</text:p>
          </table:table-cell>
          <table:table-cell table:number-columns-repeated="22"/>
        </table:table-row>
        <table:table-row table:style-name="ro4">
          <table:table-cell table:style-name="ce10" office:value-type="float" office:value="2015" calcext:value-type="float">
            <text:p>2015</text:p>
          </table:table-cell>
          <table:table-cell table:style-name="ce12" office:value-type="float" office:value="114587.52918" calcext:value-type="float">
            <text:p>114,587.5</text:p>
          </table:table-cell>
          <table:table-cell table:style-name="ce14" office:value-type="float" office:value="5162331" calcext:value-type="float">
            <text:p>5,162,331</text:p>
          </table:table-cell>
          <table:table-cell table:number-columns-repeated="22"/>
        </table:table-row>
        <table:table-row table:style-name="ro4">
          <table:table-cell table:style-name="ce10" office:value-type="float" office:value="2016" calcext:value-type="float">
            <text:p>2016</text:p>
          </table:table-cell>
          <table:table-cell table:style-name="ce12" office:value-type="float" office:value="122901.15612" calcext:value-type="float">
            <text:p>122,901.2</text:p>
          </table:table-cell>
          <table:table-cell table:style-name="ce14" office:value-type="float" office:value="5177917" calcext:value-type="float">
            <text:p>5,177,917</text:p>
          </table:table-cell>
          <table:table-cell table:number-columns-repeated="22"/>
        </table:table-row>
        <table:table-row table:style-name="ro4">
          <table:table-cell table:style-name="ce10" office:value-type="float" office:value="2017" calcext:value-type="float">
            <text:p>2017</text:p>
          </table:table-cell>
          <table:table-cell table:style-name="ce12" office:value-type="float" office:value="122129.65382" calcext:value-type="float">
            <text:p>122,129.7</text:p>
          </table:table-cell>
          <table:table-cell table:style-name="ce14" office:value-type="float" office:value="5451854" calcext:value-type="float">
            <text:p>5,451,854</text:p>
          </table:table-cell>
          <table:table-cell table:number-columns-repeated="22"/>
        </table:table-row>
        <table:table-row table:style-name="ro4">
          <table:table-cell table:style-name="ce10" office:value-type="float" office:value="2018" calcext:value-type="float">
            <text:p>2018</text:p>
          </table:table-cell>
          <table:table-cell table:style-name="ce12" office:value-type="float" office:value="137160.71032" calcext:value-type="float">
            <text:p>137,160.7</text:p>
          </table:table-cell>
          <table:table-cell table:style-name="ce14" office:value-type="float" office:value="5759773" calcext:value-type="float">
            <text:p>5,759,773</text:p>
          </table:table-cell>
          <table:table-cell table:number-columns-repeated="22"/>
        </table:table-row>
        <table:table-row table:style-name="ro4">
          <table:table-cell table:style-name="ce10" office:value-type="float" office:value="2019" calcext:value-type="float">
            <text:p>2019</text:p>
          </table:table-cell>
          <table:table-cell table:style-name="ce12" office:value-type="float" office:value="143378.49747" calcext:value-type="float">
            <text:p>143,378.5</text:p>
          </table:table-cell>
          <table:table-cell table:style-name="ce14" office:value-type="float" office:value="5925434" calcext:value-type="float">
            <text:p>5,925,434</text:p>
          </table:table-cell>
          <table:table-cell table:number-columns-repeated="22"/>
        </table:table-row>
        <table:table-row table:style-name="ro4" table:number-rows-repeated="5">
          <table:table-cell table:number-columns-repeated="25"/>
        </table:table-row>
        <table:table-row table:style-name="ro5" table:number-rows-repeated="980">
          <table:table-cell table:number-columns-repeated="25"/>
        </table:table-row>
        <table:table-row table:style-name="ro4" table:number-rows-repeated="1047576">
          <table:table-cell table:number-columns-repeated="25"/>
        </table:table-row>
        <table:table-row table:style-name="ro4">
          <table:table-cell table:number-columns-repeated="25"/>
        </table:table-row>
      </table:table>
      <table:table table:name="Hoja1" table:style-name="ta3">
        <table:table-column table:style-name="co1" table:number-columns-repeated="6" table:default-cell-style-name="ce11"/>
        <table:table-column table:style-name="co7" table:default-cell-style-name="ce11"/>
        <table:table-column table:style-name="co8" table:default-cell-style-name="ce11"/>
        <table:table-column table:style-name="co1" table:number-columns-repeated="14" table:default-cell-style-name="ce11"/>
        <table:table-column table:style-name="co3" table:number-columns-repeated="4" table:default-cell-style-name="ce11"/>
        <table:table-column table:style-name="co6" table:number-columns-repeated="16358"/>
        <table:table-row table:style-name="ro6">
          <table:table-cell table:style-name="ce15" office:value-type="string" calcext:value-type="string">
            <text:p>Año</text:p>
          </table:table-cell>
          <table:table-cell table:style-name="ce15" office:value-type="string" calcext:value-type="string">
            <text:p>Impuesto</text:p>
          </table:table-cell>
          <table:table-cell table:style-name="ce15" office:value-type="string" calcext:value-type="string">
            <text:p>PBI Dep</text:p>
          </table:table-cell>
          <table:table-cell table:style-name="ce15" office:value-type="string" calcext:value-type="string">
            <text:p>l</text:p>
          </table:table-cell>
          <table:table-cell table:style-name="ce15" table:number-columns-repeated="22"/>
        </table:table-row>
        <table:table-row table:style-name="ro6">
          <table:table-cell table:style-name="ce16" office:value-type="float" office:value="2007" calcext:value-type="float">
            <text:p>2007</text:p>
          </table:table-cell>
          <table:table-cell table:style-name="ce17" office:value-type="float" office:value="25020.43873" calcext:value-type="float">
            <text:p>25,020.4</text:p>
          </table:table-cell>
          <table:table-cell table:style-name="ce18" office:value-type="float" office:value="2975676" calcext:value-type="float">
            <text:p>2,975,676</text:p>
          </table:table-cell>
          <table:table-cell table:style-name="ce15" table:formula="of:=LOG([.B2])" office:value-type="float" office:value="4.39829492071901" calcext:value-type="float">
            <text:p>4.39829492071901</text:p>
          </table:table-cell>
          <table:table-cell table:style-name="ce15" table:formula="of:=([.D2]-[.D1])/[.D1]" office:value-type="string" office:string-value="" calcext:value-type="error">
            <text:p>#¡VALOR!</text:p>
          </table:table-cell>
          <table:table-cell table:style-name="ce20" table:formula="of:=[.E2]*100" office:value-type="string" office:string-value="" calcext:value-type="error">
            <text:p>#¡VALOR!</text:p>
          </table:table-cell>
          <table:table-cell table:style-name="ce15" table:formula="of:=LOG([.C2])" office:value-type="float" office:value="6.4735856422393" calcext:value-type="float">
            <text:p>6.4735856422393</text:p>
          </table:table-cell>
          <table:table-cell table:style-name="ce15"/>
          <table:table-cell table:style-name="ce20"/>
          <table:table-cell table:style-name="ce15" table:number-columns-repeated="17"/>
        </table:table-row>
        <table:table-row table:style-name="ro6">
          <table:table-cell table:style-name="ce16" office:value-type="float" office:value="2008" calcext:value-type="float">
            <text:p>2008</text:p>
          </table:table-cell>
          <table:table-cell table:style-name="ce17" office:value-type="float" office:value="29113.69315" calcext:value-type="float">
            <text:p>29,113.7</text:p>
          </table:table-cell>
          <table:table-cell table:style-name="ce18" office:value-type="float" office:value="3401175" calcext:value-type="float">
            <text:p>3,401,175</text:p>
          </table:table-cell>
          <table:table-cell table:style-name="ce15" table:formula="of:=LOG([.B3])" office:value-type="float" office:value="4.46409730035228" calcext:value-type="float">
            <text:p>4.46409730035228</text:p>
          </table:table-cell>
          <table:table-cell table:style-name="ce19" table:formula="of:=([.D3]-[.D2])/[.D2]" office:value-type="float" office:value="0.0149608838923677" calcext:value-type="float">
            <text:p>0.0149609</text:p>
          </table:table-cell>
          <table:table-cell table:style-name="ce21" table:formula="of:=[.E3]*100" office:value-type="float" office:value="1.49608838923677" calcext:value-type="float">
            <text:p>1.50</text:p>
          </table:table-cell>
          <table:table-cell table:style-name="ce15" table:formula="of:=LOG([.C3])" office:value-type="float" office:value="6.53162897817767" calcext:value-type="float">
            <text:p>6.53162897817767</text:p>
          </table:table-cell>
          <table:table-cell table:style-name="ce15" table:formula="of:=([.G3]-[.G2])/[.G2]" office:value-type="float" office:value="0.00896618028185781" calcext:value-type="float">
            <text:p>0.00896618028185781</text:p>
          </table:table-cell>
          <table:table-cell table:style-name="ce21" table:formula="of:=[.H3]*100" office:value-type="float" office:value="0.896618028185781" calcext:value-type="float">
            <text:p>0.90</text:p>
          </table:table-cell>
          <table:table-cell table:style-name="ce15" table:number-columns-repeated="8"/>
          <table:table-cell table:style-name="ce15" office:value-type="string" calcext:value-type="string">
            <text:p>Año</text:p>
          </table:table-cell>
          <table:table-cell table:style-name="ce15" office:value-type="string" calcext:value-type="string">
            <text:p>T</text:p>
          </table:table-cell>
          <table:table-cell table:style-name="ce15"/>
          <table:table-cell table:style-name="ce15" office:value-type="string" calcext:value-type="string">
            <text:p>Año</text:p>
          </table:table-cell>
          <table:table-cell table:style-name="ce15" office:value-type="string" calcext:value-type="string">
            <text:p>PBI</text:p>
          </table:table-cell>
          <table:table-cell table:style-name="ce15" table:number-columns-repeated="4"/>
        </table:table-row>
        <table:table-row table:style-name="ro6">
          <table:table-cell table:style-name="ce16" office:value-type="float" office:value="2009" calcext:value-type="float">
            <text:p>2009</text:p>
          </table:table-cell>
          <table:table-cell table:style-name="ce17" office:value-type="float" office:value="32839.02167" calcext:value-type="float">
            <text:p>32,839.0</text:p>
          </table:table-cell>
          <table:table-cell table:style-name="ce18" office:value-type="float" office:value="3750401" calcext:value-type="float">
            <text:p>3,750,401</text:p>
          </table:table-cell>
          <table:table-cell table:style-name="ce15" table:formula="of:=LOG([.B4])" office:value-type="float" office:value="4.51639021027294" calcext:value-type="float">
            <text:p>4.51639021027294</text:p>
          </table:table-cell>
          <table:table-cell table:style-name="ce19" table:formula="of:=([.D4]-[.D3])/[.D3]" office:value-type="float" office:value="0.011714106212813" calcext:value-type="float">
            <text:p>0.0117141</text:p>
          </table:table-cell>
          <table:table-cell table:style-name="ce21" table:formula="of:=[.E4]*100" office:value-type="float" office:value="1.1714106212813" calcext:value-type="float">
            <text:p>1.17</text:p>
          </table:table-cell>
          <table:table-cell table:style-name="ce15" table:formula="of:=LOG([.C4])" office:value-type="float" office:value="6.57407770580147" calcext:value-type="float">
            <text:p>6.57407770580147</text:p>
          </table:table-cell>
          <table:table-cell table:style-name="ce15" table:formula="of:=([.G4]-[.G3])/[.G3]" office:value-type="float" office:value="0.00649894961358463" calcext:value-type="float">
            <text:p>0.00649894961358463</text:p>
          </table:table-cell>
          <table:table-cell table:style-name="ce21" table:formula="of:=[.H4]*100" office:value-type="float" office:value="0.649894961358463" calcext:value-type="float">
            <text:p>0.65</text:p>
          </table:table-cell>
          <table:table-cell table:style-name="ce15">
            <draw:frame draw:z-index="2" draw:name="Chart 3" draw:style-name="gr1" draw:text-style-name="P1" svg:width="12.011cm" svg:height="7.64cm" svg:x="0.741cm" svg:y="0.318cm">
              <draw:object draw:notify-on-update-of-ranges="Hoja1.R4:Hoja1.R15 g3.A1:g3.A1 Hoja1.S4:Hoja1.S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5" table:number-columns-repeated="7"/>
          <table:table-cell table:style-name="ce16" office:value-type="float" office:value="2008" calcext:value-type="float">
            <text:p>2008</text:p>
          </table:table-cell>
          <table:table-cell table:style-name="ce21" office:value-type="float" office:value="1.49608838923679" calcext:value-type="float">
            <text:p>1.50</text:p>
          </table:table-cell>
          <table:table-cell table:style-name="ce15"/>
          <table:table-cell table:style-name="ce16" office:value-type="float" office:value="2008" calcext:value-type="float">
            <text:p>2008</text:p>
          </table:table-cell>
          <table:table-cell table:style-name="ce21" office:value-type="float" office:value="0.896618028185767" calcext:value-type="float">
            <text:p>0.90</text:p>
          </table:table-cell>
          <table:table-cell table:style-name="ce15" table:number-columns-repeated="4"/>
        </table:table-row>
        <table:table-row table:style-name="ro6">
          <table:table-cell table:style-name="ce16" office:value-type="float" office:value="2010" calcext:value-type="float">
            <text:p>2010</text:p>
          </table:table-cell>
          <table:table-cell table:style-name="ce17" office:value-type="float" office:value="37742.85527" calcext:value-type="float">
            <text:p>37,742.9</text:p>
          </table:table-cell>
          <table:table-cell table:style-name="ce18" office:value-type="float" office:value="3922514" calcext:value-type="float">
            <text:p>3,922,514</text:p>
          </table:table-cell>
          <table:table-cell table:style-name="ce15" table:formula="of:=LOG([.B5])" office:value-type="float" office:value="4.57683475171391" calcext:value-type="float">
            <text:p>4.57683475171391</text:p>
          </table:table-cell>
          <table:table-cell table:style-name="ce19" table:formula="of:=([.D5]-[.D4])/[.D4]" office:value-type="float" office:value="0.0133833744709397" calcext:value-type="float">
            <text:p>0.0133834</text:p>
          </table:table-cell>
          <table:table-cell table:style-name="ce21" table:formula="of:=[.E5]*100" office:value-type="float" office:value="1.33833744709397" calcext:value-type="float">
            <text:p>1.34</text:p>
          </table:table-cell>
          <table:table-cell table:style-name="ce15" table:formula="of:=LOG([.C5])" office:value-type="float" office:value="6.59356450231937" calcext:value-type="float">
            <text:p>6.59356450231937</text:p>
          </table:table-cell>
          <table:table-cell table:style-name="ce15" table:formula="of:=([.G5]-[.G4])/[.G4]" office:value-type="float" office:value="0.0029641871285913" calcext:value-type="float">
            <text:p>0.0029641871285913</text:p>
          </table:table-cell>
          <table:table-cell table:style-name="ce21" table:formula="of:=[.H5]*100" office:value-type="float" office:value="0.29641871285913" calcext:value-type="float">
            <text:p>0.30</text:p>
          </table:table-cell>
          <table:table-cell table:style-name="ce15" table:number-columns-repeated="8"/>
          <table:table-cell table:style-name="ce16" office:value-type="float" office:value="2009" calcext:value-type="float">
            <text:p>2009</text:p>
          </table:table-cell>
          <table:table-cell table:style-name="ce21" office:value-type="float" office:value="1.1714106212813" calcext:value-type="float">
            <text:p>1.17</text:p>
          </table:table-cell>
          <table:table-cell table:style-name="ce15"/>
          <table:table-cell table:style-name="ce16" office:value-type="float" office:value="2009" calcext:value-type="float">
            <text:p>2009</text:p>
          </table:table-cell>
          <table:table-cell table:style-name="ce21" office:value-type="float" office:value="0.649894961358477" calcext:value-type="float">
            <text:p>0.65</text:p>
          </table:table-cell>
          <table:table-cell table:style-name="ce15" table:number-columns-repeated="4"/>
        </table:table-row>
        <table:table-row table:style-name="ro6">
          <table:table-cell table:style-name="ce16" office:value-type="float" office:value="2011" calcext:value-type="float">
            <text:p>2011</text:p>
          </table:table-cell>
          <table:table-cell table:style-name="ce17" office:value-type="float" office:value="41722.76414" calcext:value-type="float">
            <text:p>41,722.8</text:p>
          </table:table-cell>
          <table:table-cell table:style-name="ce18" office:value-type="float" office:value="4111349" calcext:value-type="float">
            <text:p>4,111,349</text:p>
          </table:table-cell>
          <table:table-cell table:style-name="ce15" table:formula="of:=LOG([.B6])" office:value-type="float" office:value="4.62037307278861" calcext:value-type="float">
            <text:p>4.62037307278861</text:p>
          </table:table-cell>
          <table:table-cell table:style-name="ce19" table:formula="of:=([.D6]-[.D5])/[.D5]" office:value-type="float" office:value="0.00951275792913365" calcext:value-type="float">
            <text:p>0.0095128</text:p>
          </table:table-cell>
          <table:table-cell table:style-name="ce21" table:formula="of:=[.E6]*100" office:value-type="float" office:value="0.951275792913365" calcext:value-type="float">
            <text:p>0.95</text:p>
          </table:table-cell>
          <table:table-cell table:style-name="ce15" table:formula="of:=LOG([.C6])" office:value-type="float" office:value="6.61398434429212" calcext:value-type="float">
            <text:p>6.61398434429212</text:p>
          </table:table-cell>
          <table:table-cell table:style-name="ce15" table:formula="of:=([.G6]-[.G5])/[.G5]" office:value-type="float" office:value="0.00309693519576114" calcext:value-type="float">
            <text:p>0.00309693519576114</text:p>
          </table:table-cell>
          <table:table-cell table:style-name="ce21" table:formula="of:=[.H6]*100" office:value-type="float" office:value="0.309693519576114" calcext:value-type="float">
            <text:p>0.31</text:p>
          </table:table-cell>
          <table:table-cell table:style-name="ce15" table:number-columns-repeated="8"/>
          <table:table-cell table:style-name="ce16" office:value-type="float" office:value="2010" calcext:value-type="float">
            <text:p>2010</text:p>
          </table:table-cell>
          <table:table-cell table:style-name="ce21" office:value-type="float" office:value="1.33833744709397" calcext:value-type="float">
            <text:p>1.34</text:p>
          </table:table-cell>
          <table:table-cell table:style-name="ce15"/>
          <table:table-cell table:style-name="ce16" office:value-type="float" office:value="2010" calcext:value-type="float">
            <text:p>2010</text:p>
          </table:table-cell>
          <table:table-cell table:style-name="ce21" office:value-type="float" office:value="0.29641871285913" calcext:value-type="float">
            <text:p>0.30</text:p>
          </table:table-cell>
          <table:table-cell table:style-name="ce15" table:number-columns-repeated="4"/>
        </table:table-row>
        <table:table-row table:style-name="ro2">
          <table:table-cell table:style-name="ce16" office:value-type="float" office:value="2012" calcext:value-type="float">
            <text:p>2012</text:p>
          </table:table-cell>
          <table:table-cell table:style-name="ce17" office:value-type="float" office:value="64001.27461" calcext:value-type="float">
            <text:p>64,001.3</text:p>
          </table:table-cell>
          <table:table-cell table:style-name="ce18" office:value-type="float" office:value="4482971" calcext:value-type="float">
            <text:p>4,482,971</text:p>
          </table:table-cell>
          <table:table-cell table:style-name="ce15" table:formula="of:=LOG([.B7])" office:value-type="float" office:value="4.80618862321166" calcext:value-type="float">
            <text:p>4.80618862321166</text:p>
          </table:table-cell>
          <table:table-cell table:style-name="ce19" table:formula="of:=([.D7]-[.D6])/[.D6]" office:value-type="float" office:value="0.0402165685531759" calcext:value-type="float">
            <text:p>0.0402166</text:p>
          </table:table-cell>
          <table:table-cell table:style-name="ce21" table:formula="of:=[.E7]*100" office:value-type="float" office:value="4.02165685531759" calcext:value-type="float">
            <text:p>4.02</text:p>
          </table:table-cell>
          <table:table-cell table:style-name="ce15" table:formula="of:=LOG([.C7])" office:value-type="float" office:value="6.65156592945675" calcext:value-type="float">
            <text:p>6.65156592945675</text:p>
          </table:table-cell>
          <table:table-cell table:style-name="ce15" table:formula="of:=([.G7]-[.G6])/[.G6]" office:value-type="float" office:value="0.00568214002457771" calcext:value-type="float">
            <text:p>0.00568214002457771</text:p>
          </table:table-cell>
          <table:table-cell table:style-name="ce21" table:formula="of:=[.H7]*100" office:value-type="float" office:value="0.568214002457771" calcext:value-type="float">
            <text:p>0.57</text:p>
          </table:table-cell>
          <table:table-cell table:style-name="ce15" table:number-columns-repeated="8"/>
          <table:table-cell table:style-name="ce16" office:value-type="float" office:value="2011" calcext:value-type="float">
            <text:p>2011</text:p>
          </table:table-cell>
          <table:table-cell table:style-name="ce21" office:value-type="float" office:value="0.951275792913365" calcext:value-type="float">
            <text:p>0.95</text:p>
          </table:table-cell>
          <table:table-cell table:style-name="ce15"/>
          <table:table-cell table:style-name="ce16" office:value-type="float" office:value="2011" calcext:value-type="float">
            <text:p>2011</text:p>
          </table:table-cell>
          <table:table-cell table:style-name="ce21" office:value-type="float" office:value="0.309693519576101" calcext:value-type="float">
            <text:p>0.31</text:p>
          </table:table-cell>
          <table:table-cell table:style-name="ce15" table:number-columns-repeated="4"/>
        </table:table-row>
        <table:table-row table:style-name="ro6">
          <table:table-cell table:style-name="ce16" office:value-type="float" office:value="2013" calcext:value-type="float">
            <text:p>2013</text:p>
          </table:table-cell>
          <table:table-cell table:style-name="ce17" office:value-type="float" office:value="80722.32313" calcext:value-type="float">
            <text:p>80,722.3</text:p>
          </table:table-cell>
          <table:table-cell table:style-name="ce18" office:value-type="float" office:value="4906299" calcext:value-type="float">
            <text:p>4,906,299</text:p>
          </table:table-cell>
          <table:table-cell table:style-name="ce15" table:formula="of:=LOG([.B8])" office:value-type="float" office:value="4.90699365208938" calcext:value-type="float">
            <text:p>4.90699365208938</text:p>
          </table:table-cell>
          <table:table-cell table:style-name="ce19" table:formula="of:=([.D8]-[.D7])/[.D7]" office:value-type="float" office:value="0.0209740059703189" calcext:value-type="float">
            <text:p>0.0209740</text:p>
          </table:table-cell>
          <table:table-cell table:style-name="ce21" table:formula="of:=[.E8]*100" office:value-type="float" office:value="2.09740059703189" calcext:value-type="float">
            <text:p>2.10</text:p>
          </table:table-cell>
          <table:table-cell table:style-name="ce15" table:formula="of:=LOG([.C8])" office:value-type="float" office:value="6.69075401148007" calcext:value-type="float">
            <text:p>6.69075401148007</text:p>
          </table:table-cell>
          <table:table-cell table:style-name="ce15" table:formula="of:=([.G8]-[.G7])/[.G7]" office:value-type="float" office:value="0.0058915573323528" calcext:value-type="float">
            <text:p>0.0058915573323528</text:p>
          </table:table-cell>
          <table:table-cell table:style-name="ce21" table:formula="of:=[.H8]*100" office:value-type="float" office:value="0.58915573323528" calcext:value-type="float">
            <text:p>0.59</text:p>
          </table:table-cell>
          <table:table-cell table:style-name="ce15" table:number-columns-repeated="8"/>
          <table:table-cell table:style-name="ce16" office:value-type="float" office:value="2012" calcext:value-type="float">
            <text:p>2012</text:p>
          </table:table-cell>
          <table:table-cell table:style-name="ce21" office:value-type="float" office:value="4.02165685531757" calcext:value-type="float">
            <text:p>4.02</text:p>
          </table:table-cell>
          <table:table-cell table:style-name="ce15"/>
          <table:table-cell table:style-name="ce16" office:value-type="float" office:value="2012" calcext:value-type="float">
            <text:p>2012</text:p>
          </table:table-cell>
          <table:table-cell table:style-name="ce21" office:value-type="float" office:value="0.568214002457784" calcext:value-type="float">
            <text:p>0.57</text:p>
          </table:table-cell>
          <table:table-cell table:style-name="ce15" table:number-columns-repeated="4"/>
        </table:table-row>
        <table:table-row table:style-name="ro6">
          <table:table-cell table:style-name="ce16" office:value-type="float" office:value="2014" calcext:value-type="float">
            <text:p>2014</text:p>
          </table:table-cell>
          <table:table-cell table:style-name="ce17" office:value-type="float" office:value="106162.82336" calcext:value-type="float">
            <text:p>106,162.8</text:p>
          </table:table-cell>
          <table:table-cell table:style-name="ce18" office:value-type="float" office:value="4879476" calcext:value-type="float">
            <text:p>4,879,476</text:p>
          </table:table-cell>
          <table:table-cell table:style-name="ce15" table:formula="of:=LOG([.B9])" office:value-type="float" office:value="5.0259724599069" calcext:value-type="float">
            <text:p>5.0259724599069</text:p>
          </table:table-cell>
          <table:table-cell table:style-name="ce19" table:formula="of:=([.D9]-[.D8])/[.D8]" office:value-type="float" office:value="0.0242467825013105" calcext:value-type="float">
            <text:p>0.0242468</text:p>
          </table:table-cell>
          <table:table-cell table:style-name="ce21" table:formula="of:=[.E9]*100" office:value-type="float" office:value="2.42467825013105" calcext:value-type="float">
            <text:p>2.42</text:p>
          </table:table-cell>
          <table:table-cell table:style-name="ce15" table:formula="of:=LOG([.C9])" office:value-type="float" office:value="6.68837318623892" calcext:value-type="float">
            <text:p>6.68837318623892</text:p>
          </table:table-cell>
          <table:table-cell table:style-name="ce15" table:formula="of:=([.G9]-[.G8])/[.G8]" office:value-type="float" office:value="-0.000355838106896468" calcext:value-type="float">
            <text:p>-0.000355838106896468</text:p>
          </table:table-cell>
          <table:table-cell table:style-name="ce21" table:formula="of:=[.H9]*100" office:value-type="float" office:value="-0.0355838106896468" calcext:value-type="float">
            <text:p>-0.04</text:p>
          </table:table-cell>
          <table:table-cell table:style-name="ce15" table:number-columns-repeated="8"/>
          <table:table-cell table:style-name="ce16" office:value-type="float" office:value="2013" calcext:value-type="float">
            <text:p>2013</text:p>
          </table:table-cell>
          <table:table-cell table:style-name="ce21" office:value-type="float" office:value="2.09740059703189" calcext:value-type="float">
            <text:p>2.10</text:p>
          </table:table-cell>
          <table:table-cell table:style-name="ce15"/>
          <table:table-cell table:style-name="ce16" office:value-type="float" office:value="2013" calcext:value-type="float">
            <text:p>2013</text:p>
          </table:table-cell>
          <table:table-cell table:style-name="ce21" office:value-type="float" office:value="0.58915573323528" calcext:value-type="float">
            <text:p>0.59</text:p>
          </table:table-cell>
          <table:table-cell table:style-name="ce15" table:number-columns-repeated="4"/>
        </table:table-row>
        <table:table-row table:style-name="ro6">
          <table:table-cell table:style-name="ce16" office:value-type="float" office:value="2015" calcext:value-type="float">
            <text:p>2015</text:p>
          </table:table-cell>
          <table:table-cell table:style-name="ce17" office:value-type="float" office:value="114587.52918" calcext:value-type="float">
            <text:p>114,587.5</text:p>
          </table:table-cell>
          <table:table-cell table:style-name="ce18" office:value-type="float" office:value="5162331" calcext:value-type="float">
            <text:p>5,162,331</text:p>
          </table:table-cell>
          <table:table-cell table:style-name="ce15" table:formula="of:=LOG([.B10])" office:value-type="float" office:value="5.05913735495233" calcext:value-type="float">
            <text:p>5.05913735495233</text:p>
          </table:table-cell>
          <table:table-cell table:style-name="ce19" table:formula="of:=([.D10]-[.D9])/[.D9]" office:value-type="float" office:value="0.00659870210391878" calcext:value-type="float">
            <text:p>0.0065987</text:p>
          </table:table-cell>
          <table:table-cell table:style-name="ce21" table:formula="of:=[.E10]*100" office:value-type="float" office:value="0.659870210391878" calcext:value-type="float">
            <text:p>0.66</text:p>
          </table:table-cell>
          <table:table-cell table:style-name="ce15" table:formula="of:=LOG([.C10])" office:value-type="float" office:value="6.71284584733394" calcext:value-type="float">
            <text:p>6.71284584733394</text:p>
          </table:table-cell>
          <table:table-cell table:style-name="ce15" table:formula="of:=([.G10]-[.G9])/[.G9]" office:value-type="float" office:value="0.00365898558791093" calcext:value-type="float">
            <text:p>0.00365898558791093</text:p>
          </table:table-cell>
          <table:table-cell table:style-name="ce21" table:formula="of:=[.H10]*100" office:value-type="float" office:value="0.365898558791093" calcext:value-type="float">
            <text:p>0.37</text:p>
          </table:table-cell>
          <table:table-cell table:style-name="ce15" table:number-columns-repeated="8"/>
          <table:table-cell table:style-name="ce16" office:value-type="float" office:value="2014" calcext:value-type="float">
            <text:p>2014</text:p>
          </table:table-cell>
          <table:table-cell table:style-name="ce21" office:value-type="float" office:value="2.42467825013107" calcext:value-type="float">
            <text:p>2.42</text:p>
          </table:table-cell>
          <table:table-cell table:style-name="ce15"/>
          <table:table-cell table:style-name="ce16" office:value-type="float" office:value="2014" calcext:value-type="float">
            <text:p>2014</text:p>
          </table:table-cell>
          <table:table-cell table:style-name="ce21" office:value-type="float" office:value="-0.03558381068966" calcext:value-type="float">
            <text:p>-0.04</text:p>
          </table:table-cell>
          <table:table-cell table:style-name="ce15" table:number-columns-repeated="4"/>
        </table:table-row>
        <table:table-row table:style-name="ro6">
          <table:table-cell table:style-name="ce16" office:value-type="float" office:value="2016" calcext:value-type="float">
            <text:p>2016</text:p>
          </table:table-cell>
          <table:table-cell table:style-name="ce17" office:value-type="float" office:value="122901.15612" calcext:value-type="float">
            <text:p>122,901.2</text:p>
          </table:table-cell>
          <table:table-cell table:style-name="ce18" office:value-type="float" office:value="5177917" calcext:value-type="float">
            <text:p>5,177,917</text:p>
          </table:table-cell>
          <table:table-cell table:style-name="ce15" table:formula="of:=LOG([.B11])" office:value-type="float" office:value="5.08955596827437" calcext:value-type="float">
            <text:p>5.08955596827437</text:p>
          </table:table-cell>
          <table:table-cell table:style-name="ce19" table:formula="of:=([.D11]-[.D10])/[.D10]" office:value-type="float" office:value="0.00601260870932207" calcext:value-type="float">
            <text:p>0.0060126</text:p>
          </table:table-cell>
          <table:table-cell table:style-name="ce21" table:formula="of:=[.E11]*100" office:value-type="float" office:value="0.601260870932207" calcext:value-type="float">
            <text:p>0.60</text:p>
          </table:table-cell>
          <table:table-cell table:style-name="ce15" table:formula="of:=LOG([.C11])" office:value-type="float" office:value="6.71415508458265" calcext:value-type="float">
            <text:p>6.71415508458265</text:p>
          </table:table-cell>
          <table:table-cell table:style-name="ce15" table:formula="of:=([.G11]-[.G10])/[.G10]" office:value-type="float" office:value="0.000195034606557083" calcext:value-type="float">
            <text:p>0.000195034606557083</text:p>
          </table:table-cell>
          <table:table-cell table:style-name="ce21" table:formula="of:=[.H11]*100" office:value-type="float" office:value="0.0195034606557083" calcext:value-type="float">
            <text:p>0.02</text:p>
          </table:table-cell>
          <table:table-cell table:style-name="ce15" table:number-columns-repeated="8"/>
          <table:table-cell table:style-name="ce16" office:value-type="float" office:value="2015" calcext:value-type="float">
            <text:p>2015</text:p>
          </table:table-cell>
          <table:table-cell table:style-name="ce21" office:value-type="float" office:value="0.659870210391878" calcext:value-type="float">
            <text:p>0.66</text:p>
          </table:table-cell>
          <table:table-cell table:style-name="ce15"/>
          <table:table-cell table:style-name="ce16" office:value-type="float" office:value="2015" calcext:value-type="float">
            <text:p>2015</text:p>
          </table:table-cell>
          <table:table-cell table:style-name="ce21" office:value-type="float" office:value="0.365898558791106" calcext:value-type="float">
            <text:p>0.37</text:p>
          </table:table-cell>
          <table:table-cell table:style-name="ce15" table:number-columns-repeated="4"/>
        </table:table-row>
        <table:table-row table:style-name="ro6">
          <table:table-cell table:style-name="ce16" office:value-type="float" office:value="2017" calcext:value-type="float">
            <text:p>2017</text:p>
          </table:table-cell>
          <table:table-cell table:style-name="ce17" office:value-type="float" office:value="122129.65382" calcext:value-type="float">
            <text:p>122,129.7</text:p>
          </table:table-cell>
          <table:table-cell table:style-name="ce18" office:value-type="float" office:value="5451854" calcext:value-type="float">
            <text:p>5,451,854</text:p>
          </table:table-cell>
          <table:table-cell table:style-name="ce15" table:formula="of:=LOG([.B12])" office:value-type="float" office:value="5.08682112608066" calcext:value-type="float">
            <text:p>5.08682112608066</text:p>
          </table:table-cell>
          <table:table-cell table:style-name="ce19" table:formula="of:=([.D12]-[.D11])/[.D11]" office:value-type="float" office:value="-0.000537343966890788" calcext:value-type="float">
            <text:p>-0.0005373</text:p>
          </table:table-cell>
          <table:table-cell table:style-name="ce21" table:formula="of:=[.E12]*100" office:value-type="float" office:value="-0.0537343966890788" calcext:value-type="float">
            <text:p>-0.05</text:p>
          </table:table-cell>
          <table:table-cell table:style-name="ce15" table:formula="of:=LOG([.C12])" office:value-type="float" office:value="6.73654421696393" calcext:value-type="float">
            <text:p>6.73654421696393</text:p>
          </table:table-cell>
          <table:table-cell table:style-name="ce15" table:formula="of:=([.G12]-[.G11])/[.G11]" office:value-type="float" office:value="0.00333461650784432" calcext:value-type="float">
            <text:p>0.00333461650784432</text:p>
          </table:table-cell>
          <table:table-cell table:style-name="ce21" table:formula="of:=[.H12]*100" office:value-type="float" office:value="0.333461650784432" calcext:value-type="float">
            <text:p>0.33</text:p>
          </table:table-cell>
          <table:table-cell table:style-name="ce15" table:number-columns-repeated="8"/>
          <table:table-cell table:style-name="ce16" office:value-type="float" office:value="2016" calcext:value-type="float">
            <text:p>2016</text:p>
          </table:table-cell>
          <table:table-cell table:style-name="ce21" office:value-type="float" office:value="0.60126087093219" calcext:value-type="float">
            <text:p>0.60</text:p>
          </table:table-cell>
          <table:table-cell table:style-name="ce15"/>
          <table:table-cell table:style-name="ce16" office:value-type="float" office:value="2016" calcext:value-type="float">
            <text:p>2016</text:p>
          </table:table-cell>
          <table:table-cell table:style-name="ce21" office:value-type="float" office:value="0.0195034606557083" calcext:value-type="float">
            <text:p>0.02</text:p>
          </table:table-cell>
          <table:table-cell table:style-name="ce15" table:number-columns-repeated="4"/>
        </table:table-row>
        <table:table-row table:style-name="ro6">
          <table:table-cell table:style-name="ce16" office:value-type="float" office:value="2018" calcext:value-type="float">
            <text:p>2018</text:p>
          </table:table-cell>
          <table:table-cell table:style-name="ce17" office:value-type="float" office:value="137160.71032" calcext:value-type="float">
            <text:p>137,160.7</text:p>
          </table:table-cell>
          <table:table-cell table:style-name="ce18" office:value-type="float" office:value="5759773" calcext:value-type="float">
            <text:p>5,759,773</text:p>
          </table:table-cell>
          <table:table-cell table:style-name="ce15" table:formula="of:=LOG([.B13])" office:value-type="float" office:value="5.13722972554802" calcext:value-type="float">
            <text:p>5.13722972554802</text:p>
          </table:table-cell>
          <table:table-cell table:style-name="ce19" table:formula="of:=([.D13]-[.D12])/[.D12]" office:value-type="float" office:value="0.00990964655881185" calcext:value-type="float">
            <text:p>0.0099096</text:p>
          </table:table-cell>
          <table:table-cell table:style-name="ce21" table:formula="of:=[.E13]*100" office:value-type="float" office:value="0.990964655881185" calcext:value-type="float">
            <text:p>0.99</text:p>
          </table:table-cell>
          <table:table-cell table:style-name="ce15" table:formula="of:=LOG([.C13])" office:value-type="float" office:value="6.76040536766105" calcext:value-type="float">
            <text:p>6.76040536766105</text:p>
          </table:table-cell>
          <table:table-cell table:style-name="ce15" table:formula="of:=([.G13]-[.G12])/[.G12]" office:value-type="float" office:value="0.00354204617807436" calcext:value-type="float">
            <text:p>0.00354204617807436</text:p>
          </table:table-cell>
          <table:table-cell table:style-name="ce21" table:formula="of:=[.H13]*100" office:value-type="float" office:value="0.354204617807436" calcext:value-type="float">
            <text:p>0.35</text:p>
          </table:table-cell>
          <table:table-cell table:style-name="ce15" table:number-columns-repeated="8"/>
          <table:table-cell table:style-name="ce16" office:value-type="float" office:value="2017" calcext:value-type="float">
            <text:p>2017</text:p>
          </table:table-cell>
          <table:table-cell table:style-name="ce21" office:value-type="float" office:value="-0.0537343966890788" calcext:value-type="float">
            <text:p>-0.05</text:p>
          </table:table-cell>
          <table:table-cell table:style-name="ce15"/>
          <table:table-cell table:style-name="ce16" office:value-type="float" office:value="2017" calcext:value-type="float">
            <text:p>2017</text:p>
          </table:table-cell>
          <table:table-cell table:style-name="ce21" office:value-type="float" office:value="0.333461650784432" calcext:value-type="float">
            <text:p>0.33</text:p>
          </table:table-cell>
          <table:table-cell table:style-name="ce15" table:number-columns-repeated="4"/>
        </table:table-row>
        <table:table-row table:style-name="ro6">
          <table:table-cell table:style-name="ce16" office:value-type="float" office:value="2019" calcext:value-type="float">
            <text:p>2019</text:p>
          </table:table-cell>
          <table:table-cell table:style-name="ce17" office:value-type="float" office:value="143378.49747" calcext:value-type="float">
            <text:p>143,378.5</text:p>
          </table:table-cell>
          <table:table-cell table:style-name="ce18" office:value-type="float" office:value="5925434" calcext:value-type="float">
            <text:p>5,925,434</text:p>
          </table:table-cell>
          <table:table-cell table:style-name="ce15" table:formula="of:=LOG([.B14])" office:value-type="float" office:value="5.15648402489988" calcext:value-type="float">
            <text:p>5.15648402489988</text:p>
          </table:table-cell>
          <table:table-cell table:style-name="ce19" table:formula="of:=([.D14]-[.D13])/[.D13]" office:value-type="float" office:value="0.00374799266929832" calcext:value-type="float">
            <text:p>0.0037480</text:p>
          </table:table-cell>
          <table:table-cell table:style-name="ce21" table:formula="of:=[.E14]*100" office:value-type="float" office:value="0.374799266929832" calcext:value-type="float">
            <text:p>0.37</text:p>
          </table:table-cell>
          <table:table-cell table:style-name="ce15" table:formula="of:=LOG([.C14])" office:value-type="float" office:value="6.7727201651298" calcext:value-type="float">
            <text:p>6.7727201651298</text:p>
          </table:table-cell>
          <table:table-cell table:style-name="ce15" table:formula="of:=([.G14]-[.G13])/[.G13]" office:value-type="float" office:value="0.00182160636811143" calcext:value-type="float">
            <text:p>0.00182160636811143</text:p>
          </table:table-cell>
          <table:table-cell table:style-name="ce21" table:formula="of:=[.H14]*100" office:value-type="float" office:value="0.182160636811143" calcext:value-type="float">
            <text:p>0.18</text:p>
          </table:table-cell>
          <table:table-cell table:style-name="ce15" table:number-columns-repeated="8"/>
          <table:table-cell table:style-name="ce16" office:value-type="float" office:value="2018" calcext:value-type="float">
            <text:p>2018</text:p>
          </table:table-cell>
          <table:table-cell table:style-name="ce21" office:value-type="float" office:value="0.990964655881185" calcext:value-type="float">
            <text:p>0.99</text:p>
          </table:table-cell>
          <table:table-cell table:style-name="ce15"/>
          <table:table-cell table:style-name="ce16" office:value-type="float" office:value="2018" calcext:value-type="float">
            <text:p>2018</text:p>
          </table:table-cell>
          <table:table-cell table:style-name="ce21" office:value-type="float" office:value="0.354204617807423" calcext:value-type="float">
            <text:p>0.35</text:p>
          </table:table-cell>
          <table:table-cell table:style-name="ce15" table:number-columns-repeated="4"/>
        </table:table-row>
        <table:table-row table:style-name="ro6">
          <table:table-cell table:style-name="ce15" table:number-columns-repeated="17"/>
          <table:table-cell table:style-name="ce16" office:value-type="float" office:value="2019" calcext:value-type="float">
            <text:p>2019</text:p>
          </table:table-cell>
          <table:table-cell table:style-name="ce21" office:value-type="float" office:value="0.374799266929849" calcext:value-type="float">
            <text:p>0.37</text:p>
          </table:table-cell>
          <table:table-cell table:style-name="ce15"/>
          <table:table-cell table:style-name="ce16" office:value-type="float" office:value="2019" calcext:value-type="float">
            <text:p>2019</text:p>
          </table:table-cell>
          <table:table-cell table:style-name="ce21" office:value-type="float" office:value="0.182160636811143" calcext:value-type="float">
            <text:p>0.18</text:p>
          </table:table-cell>
          <table:table-cell table:style-name="ce15" table:number-columns-repeated="4"/>
        </table:table-row>
        <table:table-row table:style-name="ro6" table:number-rows-repeated="2">
          <table:table-cell table:style-name="ce15" table:number-columns-repeated="26"/>
        </table:table-row>
        <table:table-row table:style-name="ro6">
          <table:table-cell table:style-name="ce15" table:number-columns-repeated="2"/>
          <table:table-cell table:style-name="ce15">
            <draw:frame draw:z-index="0" draw:name="Chart 1" draw:style-name="gr1" draw:text-style-name="P1" svg:width="12.044cm" svg:height="7.588cm" svg:x="1.852cm" svg:y="0.159cm">
              <draw:object draw:notify-on-update-of-ranges="g3.A1:g3.A1 Hoja1.C2:Hoja1.C14 Hoja1.A2:Hoja1.A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5" table:number-columns-repeated="23"/>
        </table:table-row>
        <table:table-row table:style-name="ro6">
          <table:table-cell table:style-name="ce15" table:number-columns-repeated="26"/>
        </table:table-row>
        <table:table-row table:style-name="ro6">
          <table:table-cell table:style-name="ce15" table:number-columns-repeated="9"/>
          <table:table-cell table:style-name="ce15">
            <draw:frame draw:z-index="3" draw:name="Chart 4" draw:style-name="gr1" draw:text-style-name="P1" svg:width="12.042cm" svg:height="7.667cm" svg:x="0.688cm" svg:y="0.132cm">
              <draw:object draw:notify-on-update-of-ranges="Hoja1.U4:Hoja1.U15 g3.A1:g3.A1 Hoja1.V4:Hoja1.V1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5" table:number-columns-repeated="16"/>
        </table:table-row>
        <table:table-row table:style-name="ro6" table:number-rows-repeated="12">
          <table:table-cell table:style-name="ce15" table:number-columns-repeated="26"/>
        </table:table-row>
        <table:table-row table:style-name="ro6">
          <table:table-cell table:style-name="ce15" table:number-columns-repeated="2"/>
          <table:table-cell table:style-name="ce15">
            <draw:frame draw:z-index="1" draw:name="Chart 2" draw:style-name="gr1" draw:text-style-name="P1" svg:width="12.044cm" svg:height="7.614cm" svg:x="1.826cm" svg:y="0.238cm">
              <draw:object draw:notify-on-update-of-ranges="Hoja1.G2:Hoja1.G14 Hoja1.A2:Hoja1.A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5" table:number-columns-repeated="23"/>
        </table:table-row>
        <table:table-row table:style-name="ro6" table:number-rows-repeated="967">
          <table:table-cell table:style-name="ce15" table:number-columns-repeated="26"/>
        </table:table-row>
        <table:table-row table:style-name="ro4" table:number-rows-repeated="1047575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Multicolinealidad" table:style-name="ta4">
        <table:table-column table:style-name="co1" table:number-columns-repeated="4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3" table:number-columns-repeated="13" table:default-cell-style-name="ce11"/>
        <table:table-column table:style-name="co6" table:number-columns-repeated="16358"/>
        <table:table-row table:style-name="ro6">
          <table:table-cell table:style-name="ce15" office:value-type="string" calcext:value-type="string">
            <text:p>Año</text:p>
          </table:table-cell>
          <table:table-cell table:style-name="ce15" office:value-type="string" calcext:value-type="string">
            <text:p>Impuesto</text:p>
          </table:table-cell>
          <table:table-cell table:style-name="ce15" office:value-type="string" calcext:value-type="string">
            <text:p>PBI Dep</text:p>
          </table:table-cell>
          <table:table-cell table:style-name="ce15" table:number-columns-repeated="23"/>
        </table:table-row>
        <table:table-row table:style-name="ro6">
          <table:table-cell table:style-name="ce22" office:value-type="float" office:value="2007" calcext:value-type="float">
            <text:p>2007</text:p>
          </table:table-cell>
          <table:table-cell table:style-name="ce23" office:value-type="float" office:value="25020.43873" calcext:value-type="float">
            <text:p>25,020.4</text:p>
          </table:table-cell>
          <table:table-cell table:style-name="ce24" office:value-type="float" office:value="2975676" calcext:value-type="float">
            <text:p>2,975,676</text:p>
          </table:table-cell>
          <table:table-cell table:style-name="ce15"/>
          <table:table-cell table:style-name="ce9" office:value-type="string" calcext:value-type="string">
            <text:p>Paso 1: Realice una regresión lineal múltiple.</text:p>
          </table:table-cell>
          <table:table-cell table:number-columns-repeated="8"/>
          <table:table-cell table:style-name="ce15" table:number-columns-repeated="13"/>
        </table:table-row>
        <table:table-row table:style-name="ro6">
          <table:table-cell table:style-name="ce22" office:value-type="float" office:value="2008" calcext:value-type="float">
            <text:p>2008</text:p>
          </table:table-cell>
          <table:table-cell table:style-name="ce23" office:value-type="float" office:value="29113.69315" calcext:value-type="float">
            <text:p>29,113.7</text:p>
          </table:table-cell>
          <table:table-cell table:style-name="ce24" office:value-type="float" office:value="3401175" calcext:value-type="float">
            <text:p>3,401,175</text:p>
          </table:table-cell>
          <table:table-cell table:style-name="ce15"/>
          <table:table-cell table:number-columns-repeated="9"/>
          <table:table-cell table:style-name="ce15" table:number-columns-repeated="13"/>
        </table:table-row>
        <table:table-row table:style-name="ro6">
          <table:table-cell table:style-name="ce22" office:value-type="float" office:value="2009" calcext:value-type="float">
            <text:p>2009</text:p>
          </table:table-cell>
          <table:table-cell table:style-name="ce23" office:value-type="float" office:value="32839.02167" calcext:value-type="float">
            <text:p>32,839.0</text:p>
          </table:table-cell>
          <table:table-cell table:style-name="ce24" office:value-type="float" office:value="3750401" calcext:value-type="float">
            <text:p>3,750,401</text:p>
          </table:table-cell>
          <table:table-cell table:style-name="ce15"/>
          <table:table-cell table:style-name="ce25" office:value-type="string" calcext:value-type="string" table:number-columns-spanned="2" table:number-rows-spanned="1">
            <text:p>Estadísticas de la regresión</text:p>
          </table:table-cell>
          <table:covered-table-cell table:style-name="ce25"/>
          <table:table-cell table:number-columns-repeated="7"/>
          <table:table-cell table:style-name="ce15" table:number-columns-repeated="13"/>
        </table:table-row>
        <table:table-row table:style-name="ro6">
          <table:table-cell table:style-name="ce22" office:value-type="float" office:value="2010" calcext:value-type="float">
            <text:p>2010</text:p>
          </table:table-cell>
          <table:table-cell table:style-name="ce23" office:value-type="float" office:value="37742.85527" calcext:value-type="float">
            <text:p>37,742.9</text:p>
          </table:table-cell>
          <table:table-cell table:style-name="ce24" office:value-type="float" office:value="3922514" calcext:value-type="float">
            <text:p>3,922,514</text:p>
          </table:table-cell>
          <table:table-cell table:style-name="ce15"/>
          <table:table-cell table:style-name="ce9" office:value-type="string" calcext:value-type="string">
            <text:p>Coeficiente de correlación múltiple</text:p>
          </table:table-cell>
          <table:table-cell table:style-name="ce9" office:value-type="float" office:value="0.96487762426474" calcext:value-type="float">
            <text:p>0.96487762426474</text:p>
          </table:table-cell>
          <table:table-cell table:number-columns-repeated="7"/>
          <table:table-cell table:style-name="ce15" table:number-columns-repeated="13"/>
        </table:table-row>
        <table:table-row table:style-name="ro6">
          <table:table-cell table:style-name="ce22" office:value-type="float" office:value="2011" calcext:value-type="float">
            <text:p>2011</text:p>
          </table:table-cell>
          <table:table-cell table:style-name="ce23" office:value-type="float" office:value="41722.76414" calcext:value-type="float">
            <text:p>41,722.8</text:p>
          </table:table-cell>
          <table:table-cell table:style-name="ce24" office:value-type="float" office:value="4111349" calcext:value-type="float">
            <text:p>4,111,349</text:p>
          </table:table-cell>
          <table:table-cell table:style-name="ce15"/>
          <table:table-cell table:style-name="ce9" office:value-type="string" calcext:value-type="string">
            <text:p>Coeficiente de determinación R^2</text:p>
          </table:table-cell>
          <table:table-cell table:style-name="ce9" office:value-type="float" office:value="0.930988829806769" calcext:value-type="float">
            <text:p>0.930988829806769</text:p>
          </table:table-cell>
          <table:table-cell table:number-columns-repeated="7"/>
          <table:table-cell table:style-name="ce15" table:number-columns-repeated="13"/>
        </table:table-row>
        <table:table-row table:style-name="ro6">
          <table:table-cell table:style-name="ce22" office:value-type="float" office:value="2012" calcext:value-type="float">
            <text:p>2012</text:p>
          </table:table-cell>
          <table:table-cell table:style-name="ce23" office:value-type="float" office:value="64001.27461" calcext:value-type="float">
            <text:p>64,001.3</text:p>
          </table:table-cell>
          <table:table-cell table:style-name="ce24" office:value-type="float" office:value="4482971" calcext:value-type="float">
            <text:p>4,482,971</text:p>
          </table:table-cell>
          <table:table-cell table:style-name="ce15"/>
          <table:table-cell table:style-name="ce9" office:value-type="string" calcext:value-type="string">
            <text:p>R^2 <text:s/>ajustado</text:p>
          </table:table-cell>
          <table:table-cell table:style-name="ce9" office:value-type="float" office:value="0.924715087061929" calcext:value-type="float">
            <text:p>0.924715087061929</text:p>
          </table:table-cell>
          <table:table-cell table:number-columns-repeated="7"/>
          <table:table-cell table:style-name="ce15" table:number-columns-repeated="13"/>
        </table:table-row>
        <table:table-row table:style-name="ro6">
          <table:table-cell table:style-name="ce22" office:value-type="float" office:value="2013" calcext:value-type="float">
            <text:p>2013</text:p>
          </table:table-cell>
          <table:table-cell table:style-name="ce23" office:value-type="float" office:value="80722.32313" calcext:value-type="float">
            <text:p>80,722.3</text:p>
          </table:table-cell>
          <table:table-cell table:style-name="ce24" office:value-type="float" office:value="4906299" calcext:value-type="float">
            <text:p>4,906,299</text:p>
          </table:table-cell>
          <table:table-cell table:style-name="ce15"/>
          <table:table-cell table:style-name="ce9" office:value-type="string" calcext:value-type="string">
            <text:p>Error típico</text:p>
          </table:table-cell>
          <table:table-cell table:style-name="ce9" office:value-type="float" office:value="252440.945832047" calcext:value-type="float">
            <text:p>252440.945832047</text:p>
          </table:table-cell>
          <table:table-cell table:number-columns-repeated="7"/>
          <table:table-cell table:style-name="ce15" table:number-columns-repeated="13"/>
        </table:table-row>
        <table:table-row table:style-name="ro6">
          <table:table-cell table:style-name="ce22" office:value-type="float" office:value="2014" calcext:value-type="float">
            <text:p>2014</text:p>
          </table:table-cell>
          <table:table-cell table:style-name="ce23" office:value-type="float" office:value="106162.82336" calcext:value-type="float">
            <text:p>106,162.8</text:p>
          </table:table-cell>
          <table:table-cell table:style-name="ce24" office:value-type="float" office:value="4879476" calcext:value-type="float">
            <text:p>4,879,476</text:p>
          </table:table-cell>
          <table:table-cell table:style-name="ce15"/>
          <table:table-cell table:style-name="ce26" office:value-type="string" calcext:value-type="string">
            <text:p>Observaciones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7"/>
          <table:table-cell table:style-name="ce15" table:number-columns-repeated="13"/>
        </table:table-row>
        <table:table-row table:style-name="ro6">
          <table:table-cell table:style-name="ce22" office:value-type="float" office:value="2015" calcext:value-type="float">
            <text:p>2015</text:p>
          </table:table-cell>
          <table:table-cell table:style-name="ce23" office:value-type="float" office:value="114587.52918" calcext:value-type="float">
            <text:p>114,587.5</text:p>
          </table:table-cell>
          <table:table-cell table:style-name="ce24" office:value-type="float" office:value="5162331" calcext:value-type="float">
            <text:p>5,162,331</text:p>
          </table:table-cell>
          <table:table-cell table:style-name="ce15"/>
          <table:table-cell table:number-columns-repeated="9"/>
          <table:table-cell table:style-name="ce15" table:number-columns-repeated="13"/>
        </table:table-row>
        <table:table-row table:style-name="ro6">
          <table:table-cell table:style-name="ce22" office:value-type="float" office:value="2016" calcext:value-type="float">
            <text:p>2016</text:p>
          </table:table-cell>
          <table:table-cell table:style-name="ce23" office:value-type="float" office:value="122901.15612" calcext:value-type="float">
            <text:p>122,901.2</text:p>
          </table:table-cell>
          <table:table-cell table:style-name="ce24" office:value-type="float" office:value="5177917" calcext:value-type="float">
            <text:p>5,177,917</text:p>
          </table:table-cell>
          <table:table-cell table:style-name="ce15"/>
          <table:table-cell table:style-name="ce13" office:value-type="string" calcext:value-type="string">
            <text:p>ANÁLISIS DE VARIANZA</text:p>
          </table:table-cell>
          <table:table-cell table:number-columns-repeated="8"/>
          <table:table-cell table:style-name="ce15" table:number-columns-repeated="13"/>
        </table:table-row>
        <table:table-row table:style-name="ro6">
          <table:table-cell table:style-name="ce22" office:value-type="float" office:value="2017" calcext:value-type="float">
            <text:p>2017</text:p>
          </table:table-cell>
          <table:table-cell table:style-name="ce23" office:value-type="float" office:value="122129.65382" calcext:value-type="float">
            <text:p>122,129.7</text:p>
          </table:table-cell>
          <table:table-cell table:style-name="ce24" office:value-type="float" office:value="5451854" calcext:value-type="float">
            <text:p>5,451,854</text:p>
          </table:table-cell>
          <table:table-cell table:style-name="ce15"/>
          <table:table-cell table:style-name="ce25"/>
          <table:table-cell table:style-name="ce25" office:value-type="string" calcext:value-type="string">
            <text:p>Grados de libertad</text:p>
          </table:table-cell>
          <table:table-cell table:style-name="ce25" office:value-type="string" calcext:value-type="string">
            <text:p>Suma de cuadrados</text:p>
          </table:table-cell>
          <table:table-cell table:style-name="ce25" office:value-type="string" calcext:value-type="string">
            <text:p>Promedio de los cuadrados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Valor crítico de F</text:p>
          </table:table-cell>
          <table:table-cell table:number-columns-repeated="3"/>
          <table:table-cell table:style-name="ce15" table:number-columns-repeated="13"/>
        </table:table-row>
        <table:table-row table:style-name="ro6">
          <table:table-cell table:style-name="ce22" office:value-type="float" office:value="2018" calcext:value-type="float">
            <text:p>2018</text:p>
          </table:table-cell>
          <table:table-cell table:style-name="ce23" office:value-type="float" office:value="137160.71032" calcext:value-type="float">
            <text:p>137,160.7</text:p>
          </table:table-cell>
          <table:table-cell table:style-name="ce24" office:value-type="float" office:value="5759773" calcext:value-type="float">
            <text:p>5,759,773</text:p>
          </table:table-cell>
          <table:table-cell table:style-name="ce15"/>
          <table:table-cell table:style-name="ce9" office:value-type="string" calcext:value-type="string">
            <text:p>Regresió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9456650991417.33" calcext:value-type="float">
            <text:p>9456650991417.33</text:p>
          </table:table-cell>
          <table:table-cell table:style-name="ce9" office:value-type="float" office:value="148.394485982487" calcext:value-type="float">
            <text:p>148.394485982487</text:p>
          </table:table-cell>
          <table:table-cell table:style-name="ce9" office:value-type="float" office:value="0.00000009966070423489" calcext:value-type="float">
            <text:p>9.966070423489E-08</text:p>
          </table:table-cell>
          <table:table-cell table:number-columns-repeated="3"/>
          <table:table-cell table:style-name="ce15" table:number-columns-repeated="13"/>
        </table:table-row>
        <table:table-row table:style-name="ro6">
          <table:table-cell table:style-name="ce22" office:value-type="float" office:value="2019" calcext:value-type="float">
            <text:p>2019</text:p>
          </table:table-cell>
          <table:table-cell table:style-name="ce23" office:value-type="float" office:value="143378.49747" calcext:value-type="float">
            <text:p>143,378.5</text:p>
          </table:table-cell>
          <table:table-cell table:style-name="ce24" office:value-type="float" office:value="5925434" calcext:value-type="float">
            <text:p>5,925,434</text:p>
          </table:table-cell>
          <table:table-cell table:style-name="ce15"/>
          <table:table-cell table:style-name="ce9" office:value-type="string" calcext:value-type="string">
            <text:p>Residuos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700990742458.365" calcext:value-type="float">
            <text:p>700990742458.365</text:p>
          </table:table-cell>
          <table:table-cell table:style-name="ce9" office:value-type="float" office:value="63726431132.5786" calcext:value-type="float">
            <text:p>63726431132.5786</text:p>
          </table:table-cell>
          <table:table-cell table:style-name="ce9" table:number-columns-repeated="2"/>
          <table:table-cell table:number-columns-repeated="3"/>
          <table:table-cell table:style-name="ce15" table:number-columns-repeated="13"/>
        </table:table-row>
        <table:table-row table:style-name="ro6">
          <table:table-cell table:style-name="ce15" table:number-columns-repeated="4"/>
          <table:table-cell table:style-name="ce26" office:value-type="string" calcext:value-type="string">
            <text:p>Total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157641733875.7" calcext:value-type="float">
            <text:p>10157641733875.7</text:p>
          </table:table-cell>
          <table:table-cell table:style-name="ce26" table:number-columns-repeated="3"/>
          <table:table-cell table:number-columns-repeated="3"/>
          <table:table-cell table:style-name="ce15" table:number-columns-repeated="13"/>
        </table:table-row>
        <table:table-row table:style-name="ro6">
          <table:table-cell table:style-name="ce15" table:number-columns-repeated="4"/>
          <table:table-cell table:number-columns-repeated="9"/>
          <table:table-cell table:style-name="ce15" table:number-columns-repeated="13"/>
        </table:table-row>
        <table:table-row table:style-name="ro6">
          <table:table-cell table:style-name="ce15" table:number-columns-repeated="4"/>
          <table:table-cell table:style-name="ce25"/>
          <table:table-cell table:style-name="ce25" office:value-type="string" calcext:value-type="string">
            <text:p>Coeficientes</text:p>
          </table:table-cell>
          <table:table-cell table:style-name="ce25" office:value-type="string" calcext:value-type="string">
            <text:p>Error típico</text:p>
          </table:table-cell>
          <table:table-cell table:style-name="ce25" office:value-type="string" calcext:value-type="string">
            <text:p>Estadístico t</text:p>
          </table:table-cell>
          <table:table-cell table:style-name="ce25" office:value-type="string" calcext:value-type="string">
            <text:p>Probabilidad</text:p>
          </table:table-cell>
          <table:table-cell table:style-name="ce25" office:value-type="string" calcext:value-type="string">
            <text:p>Inferior 95%</text:p>
          </table:table-cell>
          <table:table-cell table:style-name="ce25" office:value-type="string" calcext:value-type="string">
            <text:p>Superior 95%</text:p>
          </table:table-cell>
          <table:table-cell table:style-name="ce25" office:value-type="string" calcext:value-type="string">
            <text:p>Inferior 95.0%</text:p>
          </table:table-cell>
          <table:table-cell table:style-name="ce25" office:value-type="string" calcext:value-type="string">
            <text:p>Superior 95.0%</text:p>
          </table:table-cell>
          <table:table-cell table:style-name="ce15" table:number-columns-repeated="13"/>
        </table:table-row>
        <table:table-row table:style-name="ro6">
          <table:table-cell table:style-name="ce15" table:number-columns-repeated="4"/>
          <table:table-cell table:style-name="ce9" office:value-type="string" calcext:value-type="string">
            <text:p>Intercepción</text:p>
          </table:table-cell>
          <table:table-cell table:style-name="ce9" office:value-type="float" office:value="2996909.68283767" calcext:value-type="float">
            <text:p>2996909.68283767</text:p>
          </table:table-cell>
          <table:table-cell table:style-name="ce9" office:value-type="float" office:value="149661.7026117" calcext:value-type="float">
            <text:p>149661.7026117</text:p>
          </table:table-cell>
          <table:table-cell table:style-name="ce9" office:value-type="float" office:value="20.0245595936672" calcext:value-type="float">
            <text:p>20.0245595936672</text:p>
          </table:table-cell>
          <table:table-cell table:style-name="ce9" office:value-type="float" office:value="0.000000000527442135852767" calcext:value-type="float">
            <text:p>5.27442135852767E-10</text:p>
          </table:table-cell>
          <table:table-cell table:style-name="ce9" office:value-type="float" office:value="2667506.49635527" calcext:value-type="float">
            <text:p>2667506.49635527</text:p>
          </table:table-cell>
          <table:table-cell table:style-name="ce9" office:value-type="float" office:value="3326312.86932007" calcext:value-type="float">
            <text:p>3326312.86932007</text:p>
          </table:table-cell>
          <table:table-cell table:style-name="ce9" office:value-type="float" office:value="2667506.49635527" calcext:value-type="float">
            <text:p>2667506.49635527</text:p>
          </table:table-cell>
          <table:table-cell table:style-name="ce9" office:value-type="float" office:value="3326312.86932007" calcext:value-type="float">
            <text:p>3326312.86932007</text:p>
          </table:table-cell>
          <table:table-cell table:style-name="ce15" table:number-columns-repeated="13"/>
        </table:table-row>
        <table:table-row table:style-name="ro6">
          <table:table-cell table:style-name="ce15" table:number-columns-repeated="4"/>
          <table:table-cell table:style-name="ce26" office:value-type="string" calcext:value-type="string">
            <text:p>Variable X 1</text:p>
          </table:table-cell>
          <table:table-cell table:style-name="ce26" office:value-type="float" office:value="19.8086865265487" calcext:value-type="float">
            <text:p>19.8086865265487</text:p>
          </table:table-cell>
          <table:table-cell table:style-name="ce26" office:value-type="float" office:value="1.62609830611046" calcext:value-type="float">
            <text:p>1.62609830611046</text:p>
          </table:table-cell>
          <table:table-cell table:style-name="ce26" office:value-type="float" office:value="12.181727545077" calcext:value-type="float">
            <text:p>12.181727545077</text:p>
          </table:table-cell>
          <table:table-cell table:style-name="ce26" office:value-type="float" office:value="0.0000000996607042348903" calcext:value-type="float">
            <text:p>9.96607042348903E-08</text:p>
          </table:table-cell>
          <table:table-cell table:style-name="ce26" office:value-type="float" office:value="16.2296682859495" calcext:value-type="float">
            <text:p>16.2296682859495</text:p>
          </table:table-cell>
          <table:table-cell table:style-name="ce26" office:value-type="float" office:value="23.387704767148" calcext:value-type="float">
            <text:p>23.387704767148</text:p>
          </table:table-cell>
          <table:table-cell table:style-name="ce26" office:value-type="float" office:value="16.2296682859495" calcext:value-type="float">
            <text:p>16.2296682859495</text:p>
          </table:table-cell>
          <table:table-cell table:style-name="ce26" office:value-type="float" office:value="23.387704767148" calcext:value-type="float">
            <text:p>23.387704767148</text:p>
          </table:table-cell>
          <table:table-cell table:style-name="ce15" table:number-columns-repeated="13"/>
        </table:table-row>
        <table:table-row table:style-name="ro6">
          <table:table-cell table:style-name="ce15" table:number-columns-repeated="4"/>
          <table:table-cell table:number-columns-repeated="9"/>
          <table:table-cell table:style-name="ce15" table:number-columns-repeated="13"/>
        </table:table-row>
        <table:table-row table:style-name="ro6">
          <table:table-cell table:style-name="ce15" table:number-columns-repeated="26"/>
        </table:table-row>
        <table:table-row table:style-name="ro6">
          <table:table-cell table:style-name="ce15" table:number-columns-repeated="4"/>
          <table:table-cell table:style-name="ce27" office:value-type="string" calcext:value-type="string">
            <text:p>Paso 2: Matriz de coorelaciones</text:p>
          </table:table-cell>
          <table:table-cell table:style-name="ce15" table:number-columns-repeated="21"/>
        </table:table-row>
        <table:table-row table:style-name="ro6">
          <table:table-cell table:style-name="ce15" table:number-columns-repeated="26"/>
        </table:table-row>
        <table:table-row table:style-name="ro6">
          <table:table-cell table:style-name="ce15" table:number-columns-repeated="4"/>
          <table:table-cell table:style-name="ce25"/>
          <table:table-cell table:style-name="ce25" office:value-type="string" calcext:value-type="string">
            <text:p>Impuesto</text:p>
          </table:table-cell>
          <table:table-cell table:style-name="ce28"/>
          <table:table-cell table:style-name="ce15" table:number-columns-repeated="19"/>
        </table:table-row>
        <table:table-row table:style-name="ro6">
          <table:table-cell table:style-name="ce15" table:number-columns-repeated="4"/>
          <table:table-cell table:style-name="ce26" office:value-type="string" calcext:value-type="string">
            <text:p>Impuesto</text:p>
          </table:table-cell>
          <table:table-cell table:style-name="ce26" office:value-type="float" office:value="1" calcext:value-type="float">
            <text:p>1</text:p>
          </table:table-cell>
          <table:table-cell table:style-name="ce9"/>
          <table:table-cell table:style-name="ce15" table:number-columns-repeated="19"/>
        </table:table-row>
        <table:table-row table:style-name="ro6">
          <table:table-cell table:style-name="ce15" table:number-columns-repeated="4"/>
          <table:table-cell table:style-name="ce9" table:number-columns-repeated="3"/>
          <table:table-cell table:style-name="ce15" table:number-columns-repeated="19"/>
        </table:table-row>
        <table:table-row table:style-name="ro6">
          <table:table-cell table:style-name="ce15" table:number-columns-repeated="26"/>
        </table:table-row>
        <table:table-row table:style-name="ro6">
          <table:table-cell table:style-name="ce15" table:number-columns-repeated="26"/>
        </table:table-row>
        <table:table-row table:style-name="ro6">
          <table:table-cell table:style-name="ce15" table:number-columns-repeated="4"/>
          <table:table-cell table:style-name="ce15" office:value-type="string" calcext:value-type="string">
            <text:p>Factor de Inflación de Varianzas (VIF)</text:p>
          </table:table-cell>
          <table:table-cell table:number-columns-repeated="2"/>
          <table:table-cell table:style-name="ce15" table:number-columns-repeated="19"/>
        </table:table-row>
        <table:table-row table:style-name="ro6">
          <table:table-cell table:style-name="ce15" table:number-columns-repeated="26"/>
        </table:table-row>
        <table:table-row table:style-name="ro6">
          <table:table-cell table:style-name="ce15" table:number-columns-repeated="5"/>
          <table:table-cell table:style-name="ce15" office:value-type="string" calcext:value-type="string">
            <text:p>IMPUESTO</text:p>
          </table:table-cell>
          <table:table-cell table:style-name="ce15" office:value-type="string" calcext:value-type="string">
            <text:p>TIME</text:p>
          </table:table-cell>
          <table:table-cell table:style-name="ce15" table:number-columns-repeated="19"/>
        </table:table-row>
        <table:table-row table:style-name="ro6">
          <table:table-cell table:style-name="ce15" table:number-columns-repeated="4"/>
          <table:table-cell table:style-name="ce15" office:value-type="string" calcext:value-type="string">
            <text:p>R2</text:p>
          </table:table-cell>
          <table:table-cell table:style-name="ce15" table:number-columns-repeated="21"/>
        </table:table-row>
        <table:table-row table:style-name="ro6">
          <table:table-cell table:style-name="ce15" table:number-columns-repeated="4"/>
          <table:table-cell table:style-name="ce15" office:value-type="string" calcext:value-type="string">
            <text:p>VIF</text:p>
          </table:table-cell>
          <table:table-cell table:style-name="ce15" table:formula="of:=1/(1-[.F32])" office:value-type="float" office:value="1" calcext:value-type="float">
            <text:p>1</text:p>
          </table:table-cell>
          <table:table-cell table:style-name="ce15" table:number-columns-repeated="20"/>
        </table:table-row>
        <table:table-row table:style-name="ro6">
          <table:table-cell table:style-name="ce15" table:number-columns-repeated="26"/>
        </table:table-row>
        <table:table-row table:style-name="ro6">
          <table:table-cell table:style-name="ce15" table:number-columns-repeated="4"/>
          <table:table-cell table:style-name="ce15" office:value-type="string" calcext:value-type="string">
            <text:p>VIF&gt;10 Hay multicolinealidad en la variable</text:p>
          </table:table-cell>
          <table:table-cell table:style-name="ce15" table:number-columns-repeated="21"/>
        </table:table-row>
        <table:table-row table:style-name="ro6" table:number-rows-repeated="965">
          <table:table-cell table:style-name="ce15" table:number-columns-repeated="26"/>
        </table:table-row>
        <table:table-row table:style-name="ro4" table:number-rows-repeated="1047575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Autocorrelación" table:style-name="ta5">
        <table:table-column table:style-name="co3" table:number-columns-repeated="26" table:default-cell-style-name="ce11"/>
        <table:table-column table:style-name="co6" table:number-columns-repeated="16358"/>
        <table:table-row table:style-name="ro6">
          <table:table-cell table:style-name="ce15" office:value-type="string" calcext:value-type="string">
            <text:p>Año</text:p>
          </table:table-cell>
          <table:table-cell table:style-name="ce15" office:value-type="string" calcext:value-type="string">
            <text:p>Impuesto</text:p>
          </table:table-cell>
          <table:table-cell table:style-name="ce15" office:value-type="string" calcext:value-type="string">
            <text:p>PBI Dep</text:p>
          </table:table-cell>
          <table:table-cell/>
          <table:table-cell table:style-name="ce15" office:value-type="string" calcext:value-type="string">
            <text:p>Matriz de correlación</text:p>
          </table:table-cell>
          <table:table-cell table:number-columns-repeated="21"/>
        </table:table-row>
        <table:table-row table:style-name="ro6">
          <table:table-cell table:style-name="ce22" office:value-type="float" office:value="2007" calcext:value-type="float">
            <text:p>2007</text:p>
          </table:table-cell>
          <table:table-cell table:style-name="ce23" office:value-type="float" office:value="25020.43873" calcext:value-type="float">
            <text:p>25,020.4</text:p>
          </table:table-cell>
          <table:table-cell table:style-name="ce24" office:value-type="float" office:value="2975676" calcext:value-type="float">
            <text:p>2,975,676</text:p>
          </table:table-cell>
          <table:table-cell/>
          <table:table-cell table:style-name="ce25"/>
          <table:table-cell table:style-name="ce25" office:value-type="string" calcext:value-type="string">
            <text:p>Columna 1</text:p>
          </table:table-cell>
          <table:table-cell table:style-name="ce25" office:value-type="string" calcext:value-type="string">
            <text:p>Columna 2</text:p>
          </table:table-cell>
          <table:table-cell table:number-columns-repeated="2"/>
          <table:table-cell table:style-name="ce9" office:value-type="string" calcext:value-type="string">
            <text:p>Durwin Watson</text:p>
          </table:table-cell>
          <table:table-cell table:number-columns-repeated="16"/>
        </table:table-row>
        <table:table-row table:style-name="ro6">
          <table:table-cell table:style-name="ce22" office:value-type="float" office:value="2008" calcext:value-type="float">
            <text:p>2008</text:p>
          </table:table-cell>
          <table:table-cell table:style-name="ce23" office:value-type="float" office:value="29113.69315" calcext:value-type="float">
            <text:p>29,113.7</text:p>
          </table:table-cell>
          <table:table-cell table:style-name="ce24" office:value-type="float" office:value="3401175" calcext:value-type="float">
            <text:p>3,401,175</text:p>
          </table:table-cell>
          <table:table-cell/>
          <table:table-cell table:style-name="ce9" office:value-type="string" calcext:value-type="string">
            <text:p>Columna 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/>
          <table:table-cell table:style-name="ce30" table:formula="of:=SQRT(0.931)" office:value-type="float" office:value="0.964883412646315" calcext:value-type="float">
            <text:p>0.9649</text:p>
          </table:table-cell>
          <table:table-cell table:style-name="ce31" table:formula="of:=2*(1-[.F4])" office:value-type="float" office:value="0.07024475147052" calcext:value-type="float">
            <text:p>0.07024475147052</text:p>
          </table:table-cell>
          <table:table-cell table:number-columns-repeated="16"/>
        </table:table-row>
        <table:table-row table:style-name="ro6">
          <table:table-cell table:style-name="ce22" office:value-type="float" office:value="2009" calcext:value-type="float">
            <text:p>2009</text:p>
          </table:table-cell>
          <table:table-cell table:style-name="ce23" office:value-type="float" office:value="32839.02167" calcext:value-type="float">
            <text:p>32,839.0</text:p>
          </table:table-cell>
          <table:table-cell table:style-name="ce24" office:value-type="float" office:value="3750401" calcext:value-type="float">
            <text:p>3,750,401</text:p>
          </table:table-cell>
          <table:table-cell/>
          <table:table-cell table:style-name="ce26" office:value-type="string" calcext:value-type="string">
            <text:p>Columna 2</text:p>
          </table:table-cell>
          <table:table-cell table:style-name="ce26" office:value-type="float" office:value="0.96487762426474" calcext:value-type="float">
            <text:p>0.9648776242647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9"/>
        </table:table-row>
        <table:table-row table:style-name="ro6">
          <table:table-cell table:style-name="ce22" office:value-type="float" office:value="2010" calcext:value-type="float">
            <text:p>2010</text:p>
          </table:table-cell>
          <table:table-cell table:style-name="ce23" office:value-type="float" office:value="37742.85527" calcext:value-type="float">
            <text:p>37,742.9</text:p>
          </table:table-cell>
          <table:table-cell table:style-name="ce24" office:value-type="float" office:value="3922514" calcext:value-type="float">
            <text:p>3,922,514</text:p>
          </table:table-cell>
          <table:table-cell table:number-columns-repeated="2"/>
          <table:table-cell table:style-name="ce29" table:formula="of:=[.F4]*100" office:value-type="float" office:value="96.487762426474" calcext:value-type="float">
            <text:p>96.49</text:p>
          </table:table-cell>
          <table:table-cell table:number-columns-repeated="20"/>
        </table:table-row>
        <table:table-row table:style-name="ro6">
          <table:table-cell table:style-name="ce22" office:value-type="float" office:value="2011" calcext:value-type="float">
            <text:p>2011</text:p>
          </table:table-cell>
          <table:table-cell table:style-name="ce23" office:value-type="float" office:value="41722.76414" calcext:value-type="float">
            <text:p>41,722.8</text:p>
          </table:table-cell>
          <table:table-cell table:style-name="ce24" office:value-type="float" office:value="4111349" calcext:value-type="float">
            <text:p>4,111,349</text:p>
          </table:table-cell>
          <table:table-cell/>
          <table:table-cell table:style-name="ce9" office:value-type="string" calcext:value-type="string">
            <text:p>Podemos observar que tiene una relación alta y directa de 96.49% entre el Impuesto y PBI dep </text:p>
          </table:table-cell>
          <table:table-cell table:number-columns-repeated="21"/>
        </table:table-row>
        <table:table-row table:style-name="ro6">
          <table:table-cell table:style-name="ce22" office:value-type="float" office:value="2012" calcext:value-type="float">
            <text:p>2012</text:p>
          </table:table-cell>
          <table:table-cell table:style-name="ce23" office:value-type="float" office:value="64001.27461" calcext:value-type="float">
            <text:p>64,001.3</text:p>
          </table:table-cell>
          <table:table-cell table:style-name="ce24" office:value-type="float" office:value="4482971" calcext:value-type="float">
            <text:p>4,482,971</text:p>
          </table:table-cell>
          <table:table-cell table:number-columns-repeated="23"/>
        </table:table-row>
        <table:table-row table:style-name="ro6">
          <table:table-cell table:style-name="ce22" office:value-type="float" office:value="2013" calcext:value-type="float">
            <text:p>2013</text:p>
          </table:table-cell>
          <table:table-cell table:style-name="ce23" office:value-type="float" office:value="80722.32313" calcext:value-type="float">
            <text:p>80,722.3</text:p>
          </table:table-cell>
          <table:table-cell table:style-name="ce24" office:value-type="float" office:value="4906299" calcext:value-type="float">
            <text:p>4,906,299</text:p>
          </table:table-cell>
          <table:table-cell table:number-columns-repeated="23"/>
        </table:table-row>
        <table:table-row table:style-name="ro6">
          <table:table-cell table:style-name="ce22" office:value-type="float" office:value="2014" calcext:value-type="float">
            <text:p>2014</text:p>
          </table:table-cell>
          <table:table-cell table:style-name="ce23" office:value-type="float" office:value="106162.82336" calcext:value-type="float">
            <text:p>106,162.8</text:p>
          </table:table-cell>
          <table:table-cell table:style-name="ce24" office:value-type="float" office:value="4879476" calcext:value-type="float">
            <text:p>4,879,476</text:p>
          </table:table-cell>
          <table:table-cell table:number-columns-repeated="23"/>
        </table:table-row>
        <table:table-row table:style-name="ro6">
          <table:table-cell table:style-name="ce22" office:value-type="float" office:value="2015" calcext:value-type="float">
            <text:p>2015</text:p>
          </table:table-cell>
          <table:table-cell table:style-name="ce23" office:value-type="float" office:value="114587.52918" calcext:value-type="float">
            <text:p>114,587.5</text:p>
          </table:table-cell>
          <table:table-cell table:style-name="ce24" office:value-type="float" office:value="5162331" calcext:value-type="float">
            <text:p>5,162,331</text:p>
          </table:table-cell>
          <table:table-cell table:number-columns-repeated="23"/>
        </table:table-row>
        <table:table-row table:style-name="ro6">
          <table:table-cell table:style-name="ce22" office:value-type="float" office:value="2016" calcext:value-type="float">
            <text:p>2016</text:p>
          </table:table-cell>
          <table:table-cell table:style-name="ce23" office:value-type="float" office:value="122901.15612" calcext:value-type="float">
            <text:p>122,901.2</text:p>
          </table:table-cell>
          <table:table-cell table:style-name="ce24" office:value-type="float" office:value="5177917" calcext:value-type="float">
            <text:p>5,177,917</text:p>
          </table:table-cell>
          <table:table-cell table:number-columns-repeated="23"/>
        </table:table-row>
        <table:table-row table:style-name="ro6">
          <table:table-cell table:style-name="ce22" office:value-type="float" office:value="2017" calcext:value-type="float">
            <text:p>2017</text:p>
          </table:table-cell>
          <table:table-cell table:style-name="ce23" office:value-type="float" office:value="122129.65382" calcext:value-type="float">
            <text:p>122,129.7</text:p>
          </table:table-cell>
          <table:table-cell table:style-name="ce24" office:value-type="float" office:value="5451854" calcext:value-type="float">
            <text:p>5,451,854</text:p>
          </table:table-cell>
          <table:table-cell table:number-columns-repeated="23"/>
        </table:table-row>
        <table:table-row table:style-name="ro6">
          <table:table-cell table:style-name="ce22" office:value-type="float" office:value="2018" calcext:value-type="float">
            <text:p>2018</text:p>
          </table:table-cell>
          <table:table-cell table:style-name="ce23" office:value-type="float" office:value="137160.71032" calcext:value-type="float">
            <text:p>137,160.7</text:p>
          </table:table-cell>
          <table:table-cell table:style-name="ce24" office:value-type="float" office:value="5759773" calcext:value-type="float">
            <text:p>5,759,773</text:p>
          </table:table-cell>
          <table:table-cell/>
          <table:table-cell>
            <draw:frame draw:z-index="0" draw:name="Chart 5" draw:style-name="gr1" draw:text-style-name="P1" svg:width="11.89cm" svg:height="7.588cm" svg:x="1.773cm" svg:y="0.079cm">
              <draw:object draw:notify-on-update-of-ranges="g3.A1:g3.A1 Autocorrelación.B2:Autocorrelación.B14 Autocorrelación.C2:Autocorrelación.C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1"/>
        </table:table-row>
        <table:table-row table:style-name="ro6">
          <table:table-cell table:style-name="ce22" office:value-type="float" office:value="2019" calcext:value-type="float">
            <text:p>2019</text:p>
          </table:table-cell>
          <table:table-cell table:style-name="ce23" office:value-type="float" office:value="143378.49747" calcext:value-type="float">
            <text:p>143,378.5</text:p>
          </table:table-cell>
          <table:table-cell table:style-name="ce24" office:value-type="float" office:value="5925434" calcext:value-type="float">
            <text:p>5,925,434</text:p>
          </table:table-cell>
          <table:table-cell table:number-columns-repeated="23"/>
        </table:table-row>
        <table:table-row table:style-name="ro6" table:number-rows-repeated="986">
          <table:table-cell table:number-columns-repeated="26"/>
        </table:table-row>
        <table:table-row table:style-name="ro4" table:number-rows-repeated="1047575">
          <table:table-cell table:number-columns-repeated="26"/>
        </table:table-row>
        <table:table-row table:style-name="ro4">
          <table:table-cell table:number-columns-repeated="26"/>
        </table:table-row>
      </table:table>
      <table:table table:name="Hoja3" table:style-name="ta6">
        <table:table-column table:style-name="co18" table:number-columns-repeated="3" table:default-cell-style-name="Default"/>
        <table:table-column table:style-name="co19" table:default-cell-style-name="ce11"/>
        <table:table-column table:style-name="co18" table:number-columns-repeated="5" table:default-cell-style-name="Default"/>
        <table:table-column table:style-name="co20" table:number-columns-repeated="2" table:default-cell-style-name="ce11"/>
        <table:table-column table:style-name="co18" table:number-columns-repeated="3" table:default-cell-style-name="Default"/>
        <table:table-column table:style-name="co7" table:number-columns-repeated="2" table:default-cell-style-name="ce11"/>
        <table:table-column table:style-name="co18" table:number-columns-repeated="16368" table:default-cell-style-name="Default"/>
        <table:table-row table:style-name="ro4">
          <table:table-cell table:number-columns-repeated="16384"/>
        </table:table-row>
        <table:table-row table:style-name="ro7">
          <table:table-cell table:style-name="ce32" office:value-type="string" calcext:value-type="string">
            <text:p>Años</text:p>
          </table:table-cell>
          <table:table-cell table:style-name="ce33" office:value-type="string" calcext:value-type="string">
            <text:p>Recaudación </text:p>
            <text:p>Tributaria</text:p>
          </table:table-cell>
          <table:table-cell table:style-name="ce33" office:value-type="string" calcext:value-type="string">
            <text:p>Unidad</text:p>
          </table:table-cell>
          <table:table-cell table:style-name="ce32" office:value-type="string" calcext:value-type="string">
            <text:p>PBI departamental</text:p>
          </table:table-cell>
          <table:table-cell table:style-name="ce34" office:value-type="string" calcext:value-type="string">
            <text:p>YEST</text:p>
          </table:table-cell>
          <table:table-cell table:style-name="ce34" office:value-type="string" calcext:value-type="string">
            <text:p>E</text:p>
          </table:table-cell>
          <table:table-cell table:style-name="ce35" office:value-type="string" calcext:value-type="string">
            <text:p>E*E</text:p>
          </table:table-cell>
          <table:table-cell table:number-columns-repeated="16377"/>
        </table:table-row>
        <table:table-row table:style-name="ro4"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630" calcext:value-type="float">
            <text:p>2363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900000" calcext:value-type="float">
            <text:p>900000</text:p>
          </table:table-cell>
          <table:table-cell table:style-name="ce11" table:formula="of:=[.$J$13]+[.D3]*[.$J$14]" office:value-type="float" office:value="10506.963757389" calcext:value-type="float">
            <text:p>10506.963757389</text:p>
          </table:table-cell>
          <table:table-cell table:style-name="ce11" table:formula="of:=[.B3]-[.E3]" office:value-type="float" office:value="13123.036242611" calcext:value-type="float">
            <text:p>13123.036242611</text:p>
          </table:table-cell>
          <table:table-cell table:style-name="ce11" table:formula="of:=[.F3]*[.F3]" office:value-type="float" office:value="172214080.224882" calcext:value-type="float">
            <text:p>172214080.224882</text:p>
          </table:table-cell>
          <table:table-cell table:number-columns-repeated="16377"/>
        </table:table-row>
        <table:table-row table:style-name="ro4">
          <table:table-cell table:style-name="ce11" office:value-type="float" office:value="2" calcext:value-type="float">
            <text:p>2</text:p>
          </table:table-cell>
          <table:table-cell table:style-name="ce11" office:value-type="float" office:value="24130" calcext:value-type="float">
            <text:p>2413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050000" calcext:value-type="float">
            <text:p>1050000</text:p>
          </table:table-cell>
          <table:table-cell table:style-name="ce11" table:formula="of:=[.$J$13]+[.D4]*[.$J$14]" office:value-type="float" office:value="14182.9639477452" calcext:value-type="float">
            <text:p>14182.9639477452</text:p>
          </table:table-cell>
          <table:table-cell table:style-name="ce11" table:formula="of:=[.B4]-[.E4]" office:value-type="float" office:value="9947.03605225477" calcext:value-type="float">
            <text:p>9947.03605225477</text:p>
          </table:table-cell>
          <table:table-cell table:style-name="ce11" table:formula="of:=[.F4]*[.F4]" office:value-type="float" office:value="98943526.2248562" calcext:value-type="float">
            <text:p>98943526.2248562</text:p>
          </table:table-cell>
          <table:table-cell/>
          <table:table-cell table:style-name="ce36" office:value-type="string" calcext:value-type="string">
            <text:p>X'</text:p>
          </table:table-cell>
          <table:table-cell table:number-columns-repeated="20" table:style-name="ce39" office:value-type="float" office:value="1" calcext:value-type="float">
            <text:p>1</text:p>
          </table:table-cell>
          <table:table-cell table:number-columns-repeated="16355"/>
        </table:table-row>
        <table:table-row table:style-name="ro4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4630" calcext:value-type="float">
            <text:p>2463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200000" calcext:value-type="float">
            <text:p>1200000</text:p>
          </table:table-cell>
          <table:table-cell table:style-name="ce11" table:formula="of:=[.$J$13]+[.D5]*[.$J$14]" office:value-type="float" office:value="17858.9641381015" calcext:value-type="float">
            <text:p>17858.9641381015</text:p>
          </table:table-cell>
          <table:table-cell table:style-name="ce11" table:formula="of:=[.B5]-[.E5]" office:value-type="float" office:value="6771.03586189854" calcext:value-type="float">
            <text:p>6771.03586189854</text:p>
          </table:table-cell>
          <table:table-cell table:style-name="ce11" table:formula="of:=[.F5]*[.F5]" office:value-type="float" office:value="45846926.6431161" calcext:value-type="float">
            <text:p>45846926.6431161</text:p>
          </table:table-cell>
          <table:table-cell table:number-columns-repeated="2"/>
          <table:table-cell table:style-name="ce39" table:formula="of:=+[.K5]-150000" office:value-type="float" office:value="900000" calcext:value-type="float">
            <text:p>900,000</text:p>
          </table:table-cell>
          <table:table-cell table:style-name="ce39" table:formula="of:=+[.L5]-150000" office:value-type="float" office:value="1050000" calcext:value-type="float">
            <text:p>1,050,000</text:p>
          </table:table-cell>
          <table:table-cell table:style-name="ce39" table:formula="of:=+[.M5]-150000" office:value-type="float" office:value="1200000" calcext:value-type="float">
            <text:p>1,200,000</text:p>
          </table:table-cell>
          <table:table-cell table:style-name="ce39" table:formula="of:=+[.N5]-150000" office:value-type="float" office:value="1350000" calcext:value-type="float">
            <text:p>1,350,000</text:p>
          </table:table-cell>
          <table:table-cell table:style-name="ce39" table:formula="of:=+[.O5]-150000" office:value-type="float" office:value="1500000" calcext:value-type="float">
            <text:p>1,500,000</text:p>
          </table:table-cell>
          <table:table-cell table:style-name="ce39" table:formula="of:=+[.P5]-150000" office:value-type="float" office:value="1650000" calcext:value-type="float">
            <text:p>1,650,000</text:p>
          </table:table-cell>
          <table:table-cell table:style-name="ce39" office:value-type="float" office:value="1800000" calcext:value-type="float">
            <text:p>1,800,000</text:p>
          </table:table-cell>
          <table:table-cell table:style-name="ce39" office:value-type="float" office:value="1500000" calcext:value-type="float">
            <text:p>1,500,000</text:p>
          </table:table-cell>
          <table:table-cell table:style-name="ce39" office:value-type="float" office:value="2000000" calcext:value-type="float">
            <text:p>2,000,000</text:p>
          </table:table-cell>
          <table:table-cell table:style-name="ce39" office:value-type="float" office:value="2500000" calcext:value-type="float">
            <text:p>2,500,000</text:p>
          </table:table-cell>
          <table:table-cell table:style-name="ce39" office:value-type="float" office:value="3800000" calcext:value-type="float">
            <text:p>3,800,000</text:p>
          </table:table-cell>
          <table:table-cell table:style-name="ce39" office:value-type="float" office:value="4000000" calcext:value-type="float">
            <text:p>4,000,000</text:p>
          </table:table-cell>
          <table:table-cell table:style-name="ce39" office:value-type="float" office:value="3900000" calcext:value-type="float">
            <text:p>3,900,000</text:p>
          </table:table-cell>
          <table:table-cell table:style-name="ce39" office:value-type="float" office:value="4500000" calcext:value-type="float">
            <text:p>4,500,000</text:p>
          </table:table-cell>
          <table:table-cell table:style-name="ce39" office:value-type="float" office:value="4900000" calcext:value-type="float">
            <text:p>4,900,000</text:p>
          </table:table-cell>
          <table:table-cell table:style-name="ce39" office:value-type="float" office:value="5000000" calcext:value-type="float">
            <text:p>5,000,000</text:p>
          </table:table-cell>
          <table:table-cell table:style-name="ce39" office:value-type="float" office:value="5300000" calcext:value-type="float">
            <text:p>5,300,000</text:p>
          </table:table-cell>
          <table:table-cell table:style-name="ce39" office:value-type="float" office:value="5800000" calcext:value-type="float">
            <text:p>5,800,000</text:p>
          </table:table-cell>
          <table:table-cell table:style-name="ce39" office:value-type="float" office:value="6000000" calcext:value-type="float">
            <text:p>6,000,000</text:p>
          </table:table-cell>
          <table:table-cell table:style-name="ce39" office:value-type="float" office:value="5200000" calcext:value-type="float">
            <text:p>5,200,000</text:p>
          </table:table-cell>
          <table:table-cell table:number-columns-repeated="16355"/>
        </table:table-row>
        <table:table-row table:style-name="ro4">
          <table:table-cell table:style-name="ce11" office:value-type="float" office:value="4" calcext:value-type="float">
            <text:p>4</text:p>
          </table:table-cell>
          <table:table-cell table:style-name="ce11" office:value-type="float" office:value="25130" calcext:value-type="float">
            <text:p>2513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350000" calcext:value-type="float">
            <text:p>1350000</text:p>
          </table:table-cell>
          <table:table-cell table:style-name="ce11" table:formula="of:=[.$J$13]+[.D6]*[.$J$14]" office:value-type="float" office:value="21534.9643284577" calcext:value-type="float">
            <text:p>21534.9643284577</text:p>
          </table:table-cell>
          <table:table-cell table:style-name="ce11" table:formula="of:=[.B6]-[.E6]" office:value-type="float" office:value="3595.03567154231" calcext:value-type="float">
            <text:p>3595.03567154231</text:p>
          </table:table-cell>
          <table:table-cell table:style-name="ce11" table:formula="of:=[.F6]*[.F6]" office:value-type="float" office:value="12924281.4796617" calcext:value-type="float">
            <text:p>12924281.4796617</text:p>
          </table:table-cell>
          <table:table-cell table:number-columns-repeated="16377"/>
        </table:table-row>
        <table:table-row table:style-name="ro4">
          <table:table-cell table:style-name="ce11" office:value-type="float" office:value="5" calcext:value-type="float">
            <text:p>5</text:p>
          </table:table-cell>
          <table:table-cell table:style-name="ce11" office:value-type="float" office:value="25630" calcext:value-type="float">
            <text:p>2563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00000" calcext:value-type="float">
            <text:p>1500000</text:p>
          </table:table-cell>
          <table:table-cell table:style-name="ce11" table:formula="of:=[.$J$13]+[.D7]*[.$J$14]" office:value-type="float" office:value="25210.9645188139" calcext:value-type="float">
            <text:p>25210.9645188139</text:p>
          </table:table-cell>
          <table:table-cell table:style-name="ce11" table:formula="of:=[.B7]-[.E7]" office:value-type="float" office:value="419.035481186082" calcext:value-type="float">
            <text:p>419.035481186082</text:p>
          </table:table-cell>
          <table:table-cell table:style-name="ce11" table:formula="of:=[.F7]*[.F7]" office:value-type="float" office:value="175590.734492851" calcext:value-type="float">
            <text:p>175590.734492851</text:p>
          </table:table-cell>
          <table:table-cell/>
          <table:table-cell table:style-name="ce37" office:value-type="string" calcext:value-type="string">
            <text:p>x'x</text:p>
          </table:table-cell>
          <table:table-cell table:number-matrix-columns-spanned="2" table:number-matrix-rows-spanned="2" table:formula="of:=MMULT([.J4:.AC5];[.C3:.D22])" office:value-type="float" office:value="20" calcext:value-type="float">
            <text:p>20</text:p>
          </table:table-cell>
          <table:table-cell office:value-type="float" office:value="63850000" calcext:value-type="float">
            <text:p>63850000</text:p>
          </table:table-cell>
          <table:table-cell table:number-columns-repeated="2"/>
          <table:table-cell table:style-name="ce11" office:value-type="string" calcext:value-type="string">
            <text:p>INV</text:p>
          </table:table-cell>
          <table:table-cell table:number-matrix-columns-spanned="2" table:number-matrix-rows-spanned="2" table:formula="of:=MINVERSE([.J7:.K8])" office:value-type="float" office:value="0.215116714694488" calcext:value-type="float">
            <text:p>0.215116714694488</text:p>
          </table:table-cell>
          <table:table-cell office:value-type="float" office:value="-0.000000051720192543301" calcext:value-type="float">
            <text:p>-5.1720192543301E-08</text:p>
          </table:table-cell>
          <table:table-cell table:number-columns-repeated="16368"/>
        </table:table-row>
        <table:table-row table:style-name="ro4">
          <table:table-cell table:style-name="ce11" office:value-type="float" office:value="6" calcext:value-type="float">
            <text:p>6</text:p>
          </table:table-cell>
          <table:table-cell table:style-name="ce11" office:value-type="float" office:value="26130" calcext:value-type="float">
            <text:p>2613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650000" calcext:value-type="float">
            <text:p>1650000</text:p>
          </table:table-cell>
          <table:table-cell table:style-name="ce11" table:formula="of:=[.$J$13]+[.D8]*[.$J$14]" office:value-type="float" office:value="28886.9647091702" calcext:value-type="float">
            <text:p>28886.9647091702</text:p>
          </table:table-cell>
          <table:table-cell table:style-name="ce11" table:formula="of:=[.B8]-[.E8]" office:value-type="float" office:value="-2756.96470917016" calcext:value-type="float">
            <text:p>-2756.96470917016</text:p>
          </table:table-cell>
          <table:table-cell table:style-name="ce11" table:formula="of:=[.F8]*[.F8]" office:value-type="float" office:value="7600854.40760968" calcext:value-type="float">
            <text:p>7600854.40760968</text:p>
          </table:table-cell>
          <table:table-cell table:number-columns-repeated="2"/>
          <table:table-cell office:value-type="float" office:value="63850000" calcext:value-type="float">
            <text:p>63850000</text:p>
          </table:table-cell>
          <table:table-cell office:value-type="float" office:value="265567500000000" calcext:value-type="float">
            <text:p>265567500000000</text:p>
          </table:table-cell>
          <table:table-cell table:number-columns-repeated="3"/>
          <table:table-cell office:value-type="float" office:value="-0.000000051720192543301" calcext:value-type="float">
            <text:p>-5.1720192543301E-08</text:p>
          </table:table-cell>
          <table:table-cell office:value-type="float" office:value="0.0000000000000162005301623496" calcext:value-type="float">
            <text:p>1.62005301623496E-14</text:p>
          </table:table-cell>
          <table:table-cell table:number-columns-repeated="16368"/>
        </table:table-row>
        <table:table-row table:style-name="ro4">
          <table:table-cell table:style-name="ce11" office:value-type="float" office:value="7" calcext:value-type="float">
            <text:p>7</text:p>
          </table:table-cell>
          <table:table-cell table:style-name="ce11" office:value-type="float" office:value="27130" calcext:value-type="float">
            <text:p>2713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800000" calcext:value-type="float">
            <text:p>1800000</text:p>
          </table:table-cell>
          <table:table-cell table:style-name="ce11" table:formula="of:=[.$J$13]+[.D9]*[.$J$14]" office:value-type="float" office:value="32562.9648995264" calcext:value-type="float">
            <text:p>32562.9648995264</text:p>
          </table:table-cell>
          <table:table-cell table:style-name="ce11" table:formula="of:=[.B9]-[.E9]" office:value-type="float" office:value="-5432.96489952639" calcext:value-type="float">
            <text:p>-5432.96489952639</text:p>
          </table:table-cell>
          <table:table-cell table:style-name="ce11" table:formula="of:=[.F9]*[.F9]" office:value-type="float" office:value="29517107.5994857" calcext:value-type="float">
            <text:p>29517107.5994857</text:p>
          </table:table-cell>
          <table:table-cell table:number-columns-repeated="16377"/>
        </table:table-row>
        <table:table-row table:style-name="ro4">
          <table:table-cell table:style-name="ce11" office:value-type="float" office:value="8" calcext:value-type="float">
            <text:p>8</text:p>
          </table:table-cell>
          <table:table-cell table:style-name="ce11" office:value-type="float" office:value="30760" calcext:value-type="float">
            <text:p>3076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00000" calcext:value-type="float">
            <text:p>1500000</text:p>
          </table:table-cell>
          <table:table-cell table:style-name="ce11" table:formula="of:=[.$J$13]+[.D10]*[.$J$14]" office:value-type="float" office:value="25210.9645188139" calcext:value-type="float">
            <text:p>25210.9645188139</text:p>
          </table:table-cell>
          <table:table-cell table:style-name="ce11" table:formula="of:=[.B10]-[.E10]" office:value-type="float" office:value="5549.03548118608" calcext:value-type="float">
            <text:p>5549.03548118608</text:p>
          </table:table-cell>
          <table:table-cell table:style-name="ce11" table:formula="of:=[.F10]*[.F10]" office:value-type="float" office:value="30791794.771462" calcext:value-type="float">
            <text:p>30791794.771462</text:p>
          </table:table-cell>
          <table:table-cell/>
          <table:table-cell table:style-name="ce36" office:value-type="string" calcext:value-type="string">
            <text:p>X'Y</text:p>
          </table:table-cell>
          <table:table-cell table:number-matrix-columns-spanned="1" table:number-matrix-rows-spanned="2" table:formula="of:=MMULT([.J4:.AC5];[.B3:.B22])" office:value-type="float" office:value="1333770" calcext:value-type="float">
            <text:p>1333770</text:p>
          </table:table-cell>
          <table:table-cell table:number-columns-repeated="16374"/>
        </table:table-row>
        <table:table-row table:style-name="ro4">
          <table:table-cell table:style-name="ce11" office:value-type="float" office:value="9" calcext:value-type="float">
            <text:p>9</text:p>
          </table:table-cell>
          <table:table-cell table:style-name="ce11" office:value-type="float" office:value="33000" calcext:value-type="float">
            <text:p>3300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 table:style-name="ce11" table:formula="of:=[.$J$13]+[.D11]*[.$J$14]" office:value-type="float" office:value="37464.298486668" calcext:value-type="float">
            <text:p>37464.298486668</text:p>
          </table:table-cell>
          <table:table-cell table:style-name="ce11" table:formula="of:=[.B11]-[.E11]" office:value-type="float" office:value="-4464.29848666803" calcext:value-type="float">
            <text:p>-4464.29848666803</text:p>
          </table:table-cell>
          <table:table-cell table:style-name="ce11" table:formula="of:=[.F11]*[.F11]" office:value-type="float" office:value="19929960.9780664" calcext:value-type="float">
            <text:p>19929960.9780664</text:p>
          </table:table-cell>
          <table:table-cell table:number-columns-repeated="2"/>
          <table:table-cell office:value-type="float" office:value="5770768500000" calcext:value-type="float">
            <text:p>5770768500000</text:p>
          </table:table-cell>
          <table:table-cell table:number-columns-repeated="16374"/>
        </table:table-row>
        <table:table-row table:style-name="ro4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0100" calcext:value-type="float">
            <text:p>4010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500000" calcext:value-type="float">
            <text:p>2500000</text:p>
          </table:table-cell>
          <table:table-cell table:style-name="ce11" table:formula="of:=[.$J$13]+[.D12]*[.$J$14]" office:value-type="float" office:value="49717.6324545221" calcext:value-type="float">
            <text:p>49717.6324545221</text:p>
          </table:table-cell>
          <table:table-cell table:style-name="ce11" table:formula="of:=[.B12]-[.E12]" office:value-type="float" office:value="-9617.63245452214" calcext:value-type="float">
            <text:p>-9617.63245452214</text:p>
          </table:table-cell>
          <table:table-cell table:style-name="ce11" table:formula="of:=[.F12]*[.F12]" office:value-type="float" office:value="92498854.0302775" calcext:value-type="float">
            <text:p>92498854.0302775</text:p>
          </table:table-cell>
          <table:table-cell table:number-columns-repeated="5"/>
          <table:table-cell table:style-name="ce42" office:value-type="string" calcext:value-type="string">
            <text:p>BETAS</text:p>
          </table:table-cell>
          <table:table-cell table:style-name="ce42" office:value-type="string" calcext:value-type="string">
            <text:p>S(B)</text:p>
          </table:table-cell>
          <table:table-cell table:style-name="ce42" office:value-type="string" calcext:value-type="string">
            <text:p>t- Student</text:p>
          </table:table-cell>
          <table:table-cell table:number-columns-repeated="16369"/>
        </table:table-row>
        <table:table-row table:style-name="ro4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3000" calcext:value-type="float">
            <text:p>4300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800000" calcext:value-type="float">
            <text:p>3800000</text:p>
          </table:table-cell>
          <table:table-cell table:style-name="ce11" table:formula="of:=[.$J$13]+[.D13]*[.$J$14]" office:value-type="float" office:value="81576.3007709428" calcext:value-type="float">
            <text:p>81576.3007709428</text:p>
          </table:table-cell>
          <table:table-cell table:style-name="ce11" table:formula="of:=[.B13]-[.E13]" office:value-type="float" office:value="-38576.3007709428" calcext:value-type="float">
            <text:p>-38576.3007709428</text:p>
          </table:table-cell>
          <table:table-cell table:style-name="ce11" table:formula="of:=[.F13]*[.F13]" office:value-type="float" office:value="1488130981.17024" calcext:value-type="float">
            <text:p>1488130981.17024</text:p>
          </table:table-cell>
          <table:table-cell/>
          <table:table-cell table:style-name="ce36" office:value-type="string" calcext:value-type="string">
            <text:p>B</text:p>
          </table:table-cell>
          <table:table-cell table:number-matrix-columns-spanned="1" table:number-matrix-rows-spanned="2" table:formula="of:=MMULT([.O7:.P8];[.J10:.J11])" office:value-type="float" office:value="-11549.0373847484" calcext:value-type="float">
            <text:p>-11549.0373847484</text:p>
          </table:table-cell>
          <table:table-cell table:number-columns-repeated="2"/>
          <table:table-cell table:style-name="ce11" office:value-type="float" office:value="-11549.0373847485" calcext:value-type="float">
            <text:p>-11549.0373847485</text:p>
          </table:table-cell>
          <table:table-cell table:style-name="ce11" table:formula="of:=[.J19]^0.5" office:value-type="float" office:value="5880.36350309427" calcext:value-type="float">
            <text:p>5880.36350309427</text:p>
          </table:table-cell>
          <table:table-cell table:formula="of:=[.M13]/[.N13]" office:value-type="float" office:value="-1.9640005891934" calcext:value-type="float">
            <text:p>-1.9640005891934</text:p>
          </table:table-cell>
          <table:table-cell table:number-columns-repeated="16369"/>
        </table:table-row>
        <table:table-row table:style-name="ro4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5500" calcext:value-type="float">
            <text:p>6550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4000000" calcext:value-type="float">
            <text:p>4000000</text:p>
          </table:table-cell>
          <table:table-cell table:style-name="ce11" table:formula="of:=[.$J$13]+[.D14]*[.$J$14]" office:value-type="float" office:value="86477.6343580845" calcext:value-type="float">
            <text:p>86477.6343580845</text:p>
          </table:table-cell>
          <table:table-cell table:style-name="ce11" table:formula="of:=[.B14]-[.E14]" office:value-type="float" office:value="-20977.6343580845" calcext:value-type="float">
            <text:p>-20977.6343580845</text:p>
          </table:table-cell>
          <table:table-cell table:style-name="ce11" table:formula="of:=[.F14]*[.F14]" office:value-type="float" office:value="440061143.261485" calcext:value-type="float">
            <text:p>440061143.261485</text:p>
          </table:table-cell>
          <table:table-cell table:number-columns-repeated="2"/>
          <table:table-cell office:value-type="float" office:value="0.0245066679357082" calcext:value-type="float">
            <text:p>0.0245066679357082</text:p>
          </table:table-cell>
          <table:table-cell table:number-columns-repeated="2"/>
          <table:table-cell table:style-name="ce11" office:value-type="float" office:value="0.0245066679357082" calcext:value-type="float">
            <text:p>0.0245066679357082</text:p>
          </table:table-cell>
          <table:table-cell table:style-name="ce11" table:formula="of:=[.K20]^0.5" office:value-type="float" office:value="0.0016137331057776" calcext:value-type="float">
            <text:p>0.0016137331057776</text:p>
          </table:table-cell>
          <table:table-cell table:formula="of:=[.M14]/[.N14]" office:value-type="float" office:value="15.1863203698107" calcext:value-type="float">
            <text:p>15.1863203698107</text:p>
          </table:table-cell>
          <table:table-cell table:number-columns-repeated="16369"/>
        </table:table-row>
        <table:table-row table:style-name="ro4"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80000" calcext:value-type="float">
            <text:p>8000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900000" calcext:value-type="float">
            <text:p>3900000</text:p>
          </table:table-cell>
          <table:table-cell table:style-name="ce11" table:formula="of:=[.$J$13]+[.D15]*[.$J$14]" office:value-type="float" office:value="84026.9675645136" calcext:value-type="float">
            <text:p>84026.9675645136</text:p>
          </table:table-cell>
          <table:table-cell table:style-name="ce11" table:formula="of:=[.B15]-[.E15]" office:value-type="float" office:value="-4026.96756451365" calcext:value-type="float">
            <text:p>-4026.96756451365</text:p>
          </table:table-cell>
          <table:table-cell table:style-name="ce11" table:formula="of:=[.F15]*[.F15]" office:value-type="float" office:value="16216467.765645" calcext:value-type="float">
            <text:p>16216467.765645</text:p>
          </table:table-cell>
          <table:table-cell table:number-columns-repeated="16377"/>
        </table:table-row>
        <table:table-row table:style-name="ro4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4500000" calcext:value-type="float">
            <text:p>4500000</text:p>
          </table:table-cell>
          <table:table-cell table:style-name="ce11" table:formula="of:=[.$J$13]+[.D16]*[.$J$14]" office:value-type="float" office:value="98730.9683259386" calcext:value-type="float">
            <text:p>98730.9683259386</text:p>
          </table:table-cell>
          <table:table-cell table:style-name="ce11" table:formula="of:=[.B16]-[.E16]" office:value-type="float" office:value="1269.03167406144" calcext:value-type="float">
            <text:p>1269.03167406144</text:p>
          </table:table-cell>
          <table:table-cell table:style-name="ce11" table:formula="of:=[.F16]*[.F16]" office:value-type="float" office:value="1610441.38977117" calcext:value-type="float">
            <text:p>1610441.38977117</text:p>
          </table:table-cell>
          <table:table-cell table:number-columns-repeated="16377"/>
        </table:table-row>
        <table:table-row table:style-name="ro4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5000" calcext:value-type="float">
            <text:p>11500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4900000" calcext:value-type="float">
            <text:p>4900000</text:p>
          </table:table-cell>
          <table:table-cell table:style-name="ce11" table:formula="of:=[.$J$13]+[.D17]*[.$J$14]" office:value-type="float" office:value="108533.635500222" calcext:value-type="float">
            <text:p>108533.635500222</text:p>
          </table:table-cell>
          <table:table-cell table:style-name="ce11" table:formula="of:=[.B17]-[.E17]" office:value-type="float" office:value="6466.36449977815" calcext:value-type="float">
            <text:p>6466.36449977815</text:p>
          </table:table-cell>
          <table:table-cell table:style-name="ce11" table:formula="of:=[.F17]*[.F17]" office:value-type="float" office:value="41813869.8439912" calcext:value-type="float">
            <text:p>41813869.8439912</text:p>
          </table:table-cell>
          <table:table-cell table:number-columns-repeated="16377"/>
        </table:table-row>
        <table:table-row table:style-name="ro4"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5000" calcext:value-type="float">
            <text:p>12500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table:style-name="ce11" table:formula="of:=[.$J$13]+[.D18]*[.$J$14]" office:value-type="float" office:value="110984.302293793" calcext:value-type="float">
            <text:p>110984.302293793</text:p>
          </table:table-cell>
          <table:table-cell table:style-name="ce11" table:formula="of:=[.B18]-[.E18]" office:value-type="float" office:value="14015.6977062073" calcext:value-type="float">
            <text:p>14015.6977062073</text:p>
          </table:table-cell>
          <table:table-cell table:style-name="ce11" table:formula="of:=[.F18]*[.F18]" office:value-type="float" office:value="196439782.191785" calcext:value-type="float">
            <text:p>196439782.191785</text:p>
          </table:table-cell>
          <table:table-cell table:number-columns-repeated="16377"/>
        </table:table-row>
        <table:table-row table:style-name="ro4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20000" calcext:value-type="float">
            <text:p>12000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5300000" calcext:value-type="float">
            <text:p>5300000</text:p>
          </table:table-cell>
          <table:table-cell table:style-name="ce11" table:formula="of:=[.$J$13]+[.D19]*[.$J$14]" office:value-type="float" office:value="118336.302674505" calcext:value-type="float">
            <text:p>118336.302674505</text:p>
          </table:table-cell>
          <table:table-cell table:style-name="ce11" table:formula="of:=[.B19]-[.E19]" office:value-type="float" office:value="1663.69732549485" calcext:value-type="float">
            <text:p>1663.69732549485</text:p>
          </table:table-cell>
          <table:table-cell table:style-name="ce11" table:formula="of:=[.F19]*[.F19]" office:value-type="float" office:value="2767888.79085873" calcext:value-type="float">
            <text:p>2767888.79085873</text:p>
          </table:table-cell>
          <table:table-cell/>
          <table:table-cell table:style-name="ce36" office:value-type="string" calcext:value-type="string">
            <text:p>VAR-COV(B)</text:p>
          </table:table-cell>
          <table:table-cell table:formula="of:=[.O7]*[.$G$24]" office:value-type="float" office:value="34578674.9285231" calcext:value-type="float">
            <text:p>34578674.9285231</text:p>
          </table:table-cell>
          <table:table-cell table:formula="of:=[.P7]*[.$G$24]" office:value-type="float" office:value="-8.31369950835928" calcext:value-type="float">
            <text:p>-8.31369950835928</text:p>
          </table:table-cell>
          <table:table-cell table:number-columns-repeated="16373"/>
        </table:table-row>
        <table:table-row table:style-name="ro4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40000" calcext:value-type="float">
            <text:p>14000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5800000" calcext:value-type="float">
            <text:p>5800000</text:p>
          </table:table-cell>
          <table:table-cell table:style-name="ce11" table:formula="of:=[.$J$13]+[.D20]*[.$J$14]" office:value-type="float" office:value="130589.636642359" calcext:value-type="float">
            <text:p>130589.636642359</text:p>
          </table:table-cell>
          <table:table-cell table:style-name="ce11" table:formula="of:=[.B20]-[.E20]" office:value-type="float" office:value="9410.36335764074" calcext:value-type="float">
            <text:p>9410.36335764074</text:p>
          </table:table-cell>
          <table:table-cell table:style-name="ce11" table:formula="of:=[.F20]*[.F20]" office:value-type="float" office:value="88554938.5228276" calcext:value-type="float">
            <text:p>88554938.5228276</text:p>
          </table:table-cell>
          <table:table-cell table:number-columns-repeated="2"/>
          <table:table-cell table:formula="of:=[.O8]*[.$G$24]" office:value-type="float" office:value="-8.31369950835928" calcext:value-type="float">
            <text:p>-8.31369950835928</text:p>
          </table:table-cell>
          <table:table-cell table:formula="of:=[.P8]*[.$G$24]" office:value-type="float" office:value="0.00000260413453668262" calcext:value-type="float">
            <text:p>2.60413453668262E-06</text:p>
          </table:table-cell>
          <table:table-cell table:number-columns-repeated="16373"/>
        </table:table-row>
        <table:table-row table:style-name="ro4"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45000" calcext:value-type="float">
            <text:p>14500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6000000" calcext:value-type="float">
            <text:p>6000000</text:p>
          </table:table-cell>
          <table:table-cell table:style-name="ce11" table:formula="of:=[.$J$13]+[.D21]*[.$J$14]" office:value-type="float" office:value="135490.970229501" calcext:value-type="float">
            <text:p>135490.970229501</text:p>
          </table:table-cell>
          <table:table-cell table:style-name="ce11" table:formula="of:=[.B21]-[.E21]" office:value-type="float" office:value="9509.02977049912" calcext:value-type="float">
            <text:p>9509.02977049912</text:p>
          </table:table-cell>
          <table:table-cell table:style-name="ce11" table:formula="of:=[.F21]*[.F21]" office:value-type="float" office:value="90421647.1762386" calcext:value-type="float">
            <text:p>90421647.1762386</text:p>
          </table:table-cell>
          <table:table-cell table:number-columns-repeated="16377"/>
        </table:table-row>
        <table:table-row table:style-name="ro4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20000" calcext:value-type="float">
            <text:p>12000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5200000" calcext:value-type="float">
            <text:p>5200000</text:p>
          </table:table-cell>
          <table:table-cell table:style-name="ce11" table:formula="of:=[.$J$13]+[.D22]*[.$J$14]" office:value-type="float" office:value="115885.635880934" calcext:value-type="float">
            <text:p>115885.635880934</text:p>
          </table:table-cell>
          <table:table-cell table:style-name="ce11" table:formula="of:=[.B22]-[.E22]" office:value-type="float" office:value="4114.36411906568" calcext:value-type="float">
            <text:p>4114.36411906568</text:p>
          </table:table-cell>
          <table:table-cell table:style-name="ce11" table:formula="of:=[.F22]*[.F22]" office:value-type="float" office:value="16927992.1042551" calcext:value-type="float">
            <text:p>16927992.1042551</text:p>
          </table:table-cell>
          <table:table-cell table:number-columns-repeated="16377"/>
        </table:table-row>
        <table:table-row table:style-name="ro4">
          <table:table-cell table:number-columns-repeated="6"/>
          <table:table-cell table:style-name="ce11" table:formula="of:=SUM([.G3:.G22])" office:value-type="float" office:value="2893388129.31101" calcext:value-type="float">
            <text:p>2893388129.31101</text:p>
          </table:table-cell>
          <table:table-cell/>
          <table:table-cell table:style-name="ce11" office:value-type="string" calcext:value-type="string">
            <text:p>Resumen</text:p>
          </table:table-cell>
          <table:table-cell table:number-columns-repeated="16375"/>
        </table:table-row>
        <table:table-row table:style-name="ro4">
          <table:table-cell table:number-columns-repeated="6"/>
          <table:table-cell table:style-name="ce36" table:formula="of:=[.G23]/18" office:value-type="float" office:value="160743784.961723" calcext:value-type="float">
            <text:p>160743784.961723</text:p>
          </table:table-cell>
          <table:table-cell table:number-columns-repeated="16377"/>
        </table:table-row>
        <table:table-row table:style-name="ro4">
          <table:table-cell table:number-columns-repeated="8"/>
          <table:table-cell table:style-name="ce25" office:value-type="string" calcext:value-type="string" table:number-columns-spanned="2" table:number-rows-spanned="1">
            <text:p>Estadísticas de la regresión</text:p>
          </table:table-cell>
          <table:covered-table-cell table:style-name="ce25"/>
          <table:table-cell table:number-columns-repeated="16374"/>
        </table:table-row>
        <table:table-row table:style-name="ro4">
          <table:table-cell table:number-columns-repeated="8"/>
          <table:table-cell table:style-name="ce38" office:value-type="string" calcext:value-type="string">
            <text:p>Coeficiente de correlación múltiple</text:p>
          </table:table-cell>
          <table:table-cell table:style-name="ce38" office:value-type="float" office:value="0.963120768023565" calcext:value-type="float">
            <text:p>0.963120768023565</text:p>
          </table:table-cell>
          <table:table-cell table:number-columns-repeated="16374"/>
        </table:table-row>
        <table:table-row table:style-name="ro4">
          <table:table-cell table:number-columns-repeated="8"/>
          <table:table-cell table:style-name="ce38" office:value-type="string" calcext:value-type="string">
            <text:p>Coeficiente de determinación R^2</text:p>
          </table:table-cell>
          <table:table-cell table:style-name="ce38" office:value-type="float" office:value="0.927601613798302" calcext:value-type="float">
            <text:p>0.927601613798302</text:p>
          </table:table-cell>
          <table:table-cell table:number-columns-repeated="16374"/>
        </table:table-row>
        <table:table-row table:style-name="ro4">
          <table:table-cell table:number-columns-repeated="8"/>
          <table:table-cell table:style-name="ce38" office:value-type="string" calcext:value-type="string">
            <text:p>R^2 <text:s/>ajustado</text:p>
          </table:table-cell>
          <table:table-cell table:style-name="ce38" office:value-type="float" office:value="0.923579481231541" calcext:value-type="float">
            <text:p>0.923579481231541</text:p>
          </table:table-cell>
          <table:table-cell table:number-columns-repeated="16374"/>
        </table:table-row>
        <table:table-row table:style-name="ro4">
          <table:table-cell table:number-columns-repeated="8"/>
          <table:table-cell table:style-name="ce38" office:value-type="string" calcext:value-type="string">
            <text:p>Error típico</text:p>
          </table:table-cell>
          <table:table-cell table:style-name="ce38" office:value-type="float" office:value="12678.477233553" calcext:value-type="float">
            <text:p>12678.477233553</text:p>
          </table:table-cell>
          <table:table-cell table:number-columns-repeated="16374"/>
        </table:table-row>
        <table:table-row table:style-name="ro4">
          <table:table-cell table:number-columns-repeated="8"/>
          <table:table-cell table:style-name="ce26" office:value-type="string" calcext:value-type="string">
            <text:p>Observaciones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8"/>
          <table:table-cell table:style-name="ce11" office:value-type="string" calcext:value-type="string">
            <text:p>ANÁLISIS DE VARIANZA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style-name="ce25"/>
          <table:table-cell table:style-name="ce25" office:value-type="string" calcext:value-type="string">
            <text:p>Grados de libertad</text:p>
          </table:table-cell>
          <table:table-cell table:style-name="ce25" office:value-type="string" calcext:value-type="string">
            <text:p>Suma de cuadrados</text:p>
          </table:table-cell>
          <table:table-cell table:style-name="ce25" office:value-type="string" calcext:value-type="string">
            <text:p>Promedio de los cuadrados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Valor crítico de F</text:p>
          </table:table-cell>
          <table:table-cell table:number-columns-repeated="16370"/>
        </table:table-row>
        <table:table-row table:style-name="ro4">
          <table:table-cell table:number-columns-repeated="8"/>
          <table:table-cell table:style-name="ce38" office:value-type="string" calcext:value-type="string">
            <text:p>Regresión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37071427125.689" calcext:value-type="float">
            <text:p>37071427125.689</text:p>
          </table:table-cell>
          <table:table-cell table:style-name="ce38" office:value-type="float" office:value="230.624326374526" calcext:value-type="float">
            <text:p>230.624326374526</text:p>
          </table:table-cell>
          <table:table-cell table:style-name="ce38" office:value-type="float" office:value="0.000000000010482719072222" calcext:value-type="float">
            <text:p>1.0482719072222E-11</text:p>
          </table:table-cell>
          <table:table-cell table:number-columns-repeated="16370"/>
        </table:table-row>
        <table:table-row table:style-name="ro4">
          <table:table-cell table:number-columns-repeated="8"/>
          <table:table-cell table:style-name="ce38" office:value-type="string" calcext:value-type="string">
            <text:p>Residuos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893388129.31101" calcext:value-type="float">
            <text:p>2893388129.31101</text:p>
          </table:table-cell>
          <table:table-cell table:style-name="ce38" office:value-type="float" office:value="160743784.961723" calcext:value-type="float">
            <text:p>160743784.961723</text:p>
          </table:table-cell>
          <table:table-cell table:style-name="ce38" table:number-columns-repeated="2"/>
          <table:table-cell table:number-columns-repeated="16370"/>
        </table:table-row>
        <table:table-row table:style-name="ro4">
          <table:table-cell table:number-columns-repeated="8"/>
          <table:table-cell table:style-name="ce26" office:value-type="string" calcext:value-type="string">
            <text:p>Total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39964815255" calcext:value-type="float">
            <text:p>39964815255</text:p>
          </table:table-cell>
          <table:table-cell table:style-name="ce26" table:number-columns-repeated="3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8"/>
          <table:table-cell table:style-name="ce25"/>
          <table:table-cell table:style-name="ce25" office:value-type="string" calcext:value-type="string">
            <text:p>Coeficientes</text:p>
          </table:table-cell>
          <table:table-cell table:style-name="ce25" office:value-type="string" calcext:value-type="string">
            <text:p>Error típico</text:p>
          </table:table-cell>
          <table:table-cell table:style-name="ce25" office:value-type="string" calcext:value-type="string">
            <text:p>Estadístico t</text:p>
          </table:table-cell>
          <table:table-cell table:style-name="ce25" office:value-type="string" calcext:value-type="string">
            <text:p>Probabilidad</text:p>
          </table:table-cell>
          <table:table-cell table:style-name="ce25" office:value-type="string" calcext:value-type="string">
            <text:p>Inferior 95%</text:p>
          </table:table-cell>
          <table:table-cell table:style-name="ce25" office:value-type="string" calcext:value-type="string">
            <text:p>Superior 95%</text:p>
          </table:table-cell>
          <table:table-cell table:style-name="ce25" office:value-type="string" calcext:value-type="string">
            <text:p>Inferior 95.0%</text:p>
          </table:table-cell>
          <table:table-cell table:style-name="ce25" office:value-type="string" calcext:value-type="string">
            <text:p>Superior 95.0%</text:p>
          </table:table-cell>
          <table:table-cell table:number-columns-repeated="16367"/>
        </table:table-row>
        <table:table-row table:style-name="ro4">
          <table:table-cell table:number-columns-repeated="8"/>
          <table:table-cell table:style-name="ce38" office:value-type="string" calcext:value-type="string">
            <text:p>Intercepción</text:p>
          </table:table-cell>
          <table:table-cell table:style-name="ce38" office:value-type="float" office:value="-11549.0373847485" calcext:value-type="float">
            <text:p>-11549.0373847485</text:p>
          </table:table-cell>
          <table:table-cell table:style-name="ce38" office:value-type="float" office:value="5880.36350309427" calcext:value-type="float">
            <text:p>5880.36350309427</text:p>
          </table:table-cell>
          <table:table-cell table:style-name="ce41" office:value-type="float" office:value="-1.96400058919339" calcext:value-type="float">
            <text:p>-1.96400058919339</text:p>
          </table:table-cell>
          <table:table-cell table:style-name="ce38" office:value-type="float" office:value="0.0651645643776718" calcext:value-type="float">
            <text:p>0.0651645643776718</text:p>
          </table:table-cell>
          <table:table-cell table:style-name="ce38" office:value-type="float" office:value="-23903.2226730282" calcext:value-type="float">
            <text:p>-23903.2226730282</text:p>
          </table:table-cell>
          <table:table-cell table:style-name="ce38" office:value-type="float" office:value="805.147903531291" calcext:value-type="float">
            <text:p>805.147903531291</text:p>
          </table:table-cell>
          <table:table-cell table:style-name="ce38" office:value-type="float" office:value="-23903.2226730282" calcext:value-type="float">
            <text:p>-23903.2226730282</text:p>
          </table:table-cell>
          <table:table-cell table:style-name="ce38" office:value-type="float" office:value="805.147903531291" calcext:value-type="float">
            <text:p>805.147903531291</text:p>
          </table:table-cell>
          <table:table-cell table:number-columns-repeated="16367"/>
        </table:table-row>
        <table:table-row table:style-name="ro4">
          <table:table-cell table:number-columns-repeated="8"/>
          <table:table-cell table:style-name="ce26" office:value-type="string" calcext:value-type="string">
            <text:p>PBI departamental</text:p>
          </table:table-cell>
          <table:table-cell table:style-name="ce40" office:value-type="float" office:value="0.0245066679357082" calcext:value-type="float">
            <text:p>0.0245066679357082</text:p>
          </table:table-cell>
          <table:table-cell table:style-name="ce26" office:value-type="float" office:value="0.0016137331057776" calcext:value-type="float">
            <text:p>0.0016137331057776</text:p>
          </table:table-cell>
          <table:table-cell table:style-name="ce26" office:value-type="float" office:value="15.1863203698107" calcext:value-type="float">
            <text:p>15.1863203698107</text:p>
          </table:table-cell>
          <table:table-cell table:style-name="ce26" office:value-type="float" office:value="0.0000000000104827190722219" calcext:value-type="float">
            <text:p>1.04827190722219E-11</text:p>
          </table:table-cell>
          <table:table-cell table:style-name="ce26" office:value-type="float" office:value="0.0211163404867134" calcext:value-type="float">
            <text:p>0.0211163404867134</text:p>
          </table:table-cell>
          <table:table-cell table:style-name="ce26" office:value-type="float" office:value="0.027896995384703" calcext:value-type="float">
            <text:p>0.027896995384703</text:p>
          </table:table-cell>
          <table:table-cell table:style-name="ce26" office:value-type="float" office:value="0.0211163404867134" calcext:value-type="float">
            <text:p>0.0211163404867134</text:p>
          </table:table-cell>
          <table:table-cell table:style-name="ce26" office:value-type="float" office:value="0.027896995384703" calcext:value-type="float">
            <text:p>0.027896995384703</text:p>
          </table:table-cell>
          <table:table-cell table:number-columns-repeated="16367"/>
        </table:table-row>
        <table:table-row table:style-name="ro4">
          <table:table-cell table:number-columns-repeated="9"/>
          <table:table-cell>
            <draw:custom-shape table:end-cell-address="Hoja3.K43" table:end-x="1.952cm" table:end-y="0.365cm" draw:z-index="0" draw:name="2 Llamada rectangular 1" draw:style-name="gr2" draw:text-style-name="P3" svg:width="3.823cm" svg:height="0.974cm" svg:x="0.476cm" svg:y="0.45cm">
              <text:p text:style-name="P2"><text:span text:style-name="T1">RELACIÓN DIRECTA </text:span></text:p>
              <draw:enhanced-geometry draw:mirror-horizontal="false" draw:mirror-vertical="false" draw:text-areas="0 0 ?f37 ?f36" svg:viewBox="0 0 0 0" draw:type="ooxml-wedgeRectCallout" draw:modifiers="-31684 -84952" draw:enhanced-path="M 0 0 L ?f14 0 ?f23 ?f31 ?f15 0 ?f37 0 ?f37 ?f18 ?f25 ?f33 ?f37 ?f19 ?f37 ?f36 ?f15 ?f36 ?f27 ?f35 ?f14 ?f36 0 ?f36 0 ?f19 ?f21 ?f29 0 ?f18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3 +0-?f2 "/>
                <draw:equation draw:name="f7" draw:formula="?f5 +0-?f4 "/>
                <draw:equation draw:name="f8" draw:formula="?f0 *logheight/logwidth"/>
                <draw:equation draw:name="f9" draw:formula="abs(?f1 )"/>
                <draw:equation draw:name="f10" draw:formula="abs(?f8 )"/>
                <draw:equation draw:name="f11" draw:formula="?f9 +0-?f10 "/>
                <draw:equation draw:name="f12" draw:formula="if(?f0 ,7,2)"/>
                <draw:equation draw:name="f13" draw:formula="if(?f0 ,10,5)"/>
                <draw:equation draw:name="f14" draw:formula="logwidth*?f12 /12"/>
                <draw:equation draw:name="f15" draw:formula="logwidth*?f13 /12"/>
                <draw:equation draw:name="f16" draw:formula="if(?f1 ,7,2)"/>
                <draw:equation draw:name="f17" draw:formula="if(?f1 ,10,5)"/>
                <draw:equation draw:name="f18" draw:formula="logheight*?f16 /12"/>
                <draw:equation draw:name="f19" draw:formula="logheight*?f17 /12"/>
                <draw:equation draw:name="f20" draw:formula="if(?f0 ,0,?f3 )"/>
                <draw:equation draw:name="f21" draw:formula="if(?f11 ,0,?f20 )"/>
                <draw:equation draw:name="f22" draw:formula="if(?f1 ,?f14 ,?f3 )"/>
                <draw:equation draw:name="f23" draw:formula="if(?f11 ,?f22 ,?f14 )"/>
                <draw:equation draw:name="f24" draw:formula="if(?f0 ,?f3 ,logwidth)"/>
                <draw:equation draw:name="f25" draw:formula="if(?f11 ,logwidth,?f24 )"/>
                <draw:equation draw:name="f26" draw:formula="if(?f1 ,?f3 ,?f14 )"/>
                <draw:equation draw:name="f27" draw:formula="if(?f11 ,?f26 ,?f14 )"/>
                <draw:equation draw:name="f28" draw:formula="if(?f0 ,?f18 ,?f5 )"/>
                <draw:equation draw:name="f29" draw:formula="if(?f11 ,?f18 ,?f28 )"/>
                <draw:equation draw:name="f30" draw:formula="if(?f1 ,0,?f5 )"/>
                <draw:equation draw:name="f31" draw:formula="if(?f11 ,?f30 ,0)"/>
                <draw:equation draw:name="f32" draw:formula="if(?f0 ,?f5 ,?f18 )"/>
                <draw:equation draw:name="f33" draw:formula="if(?f11 ,?f18 ,?f32 )"/>
                <draw:equation draw:name="f34" draw:formula="if(?f1 ,?f5 ,logheight)"/>
                <draw:equation draw:name="f35" draw:formula="if(?f11 ,?f34 ,logheight)"/>
                <draw:equation draw:name="f36" draw:formula="logheight"/>
                <draw:equation draw:name="f37" draw:formula="logwidth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6374"/>
        </table:table-row>
        <table:table-row table:style-name="ro4" table:number-rows-repeated="104853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Quattrocento Sans" svg:font-family="'Quattrocento Sans'" style:font-family-generic="swiss"/>
    <style:font-face style:name="Times New Roman" svg:font-family="'Times New Roman'" style:font-family-generic="roman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S/. </number:text>
      <number:number number:decimal-places="0" number:min-decimal-places="0" number:min-integer-digits="1" number:grouping="true"/>
    </number:number-style>
    <number:number-style style:name="N114">
      <number:text>S/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/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/. </number:text>
      <number:number number:decimal-places="2" number:min-decimal-places="2" number:min-integer-digits="1" number:grouping="true"/>
    </number:number-style>
    <number:number-style style:name="N116">
      <number:text>S/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/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 "> S/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6P1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6P2" style:volatile="true">
      <number:text loext:blank-width-char=" "> S/. </number:text>
      <number:fill-character> </number:fill-character>
      <number:text loext:blank-width-char=" 1">- </number:text>
    </number:number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S/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8P1" style:volatile="true">
      <number:text loext:blank-width-char=" "> S/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8P2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 number:grouping="true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3" style:display-name="PageStyle_Hoja3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3" style:display-name="PageStyle_g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lticolinealidad" style:display-name="PageStyle_Multicolinealid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ocorrelación" style:display-name="PageStyle_Autocorrelació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22:10:55</meta:creation-date>
    <meta:initial-creator>Unknown Creator</meta:initial-creator>
    <dc:language>es-PE</dc:language>
    <dc:creator>Edison Achalma Mendoza</dc:creator>
    <dc:date>2023-06-04T18:57:53</dc:date>
    <meta:editing-cycles>5</meta:editing-cycles>
    <meta:editing-duration>PT2M</meta:editing-duration>
    <meta:generator>LibreOffice/24.2.4.2$Linux_X86_64 LibreOffice_project/420$Build-2</meta:generator>
    <meta:document-statistic meta:table-count="6" meta:cell-count="739" meta:object-count="6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fo:language="es" fo:country="PE" style:font-family-asian="Calibri" style:font-size-asian="9pt" style:font-size-complex="9pt"/>
    </style:style>
    <style:style style:name="ch4" style:family="chart">
      <style:graphic-properties svg:stroke-width="0.018cm" svg:stroke-color="#b7b7b7"/>
    </style:style>
    <style:style style:name="ch5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fo:language="es" fo:country="PE" style:font-family-asian="Calibri" style:font-size-asian="9pt" style:font-size-complex="9pt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f81bd" draw:fill-color="#4f81bd" fo:wrap-option="wrap"/>
      <style:text-properties fo:color="#000000" style:text-position="0% 100%" fo:font-family="Calibri" fo:font-size="10pt" fo:language="es" fo:country="PE" style:font-family-asian="Calibri" style:font-size-asian="10pt" style:font-size-complex="10pt"/>
    </style:style>
    <style:style style:name="ch7" style:family="chart">
      <style:chart-properties chart:regression-name="Linear (PBI Dep)" chart:regression-max-degree="2" chart:regression-force-intercept="false" chart:regression-period="2" loext:regression-extrapolate-forward="0" loext:regression-extrapolate-backward="0" chart:regression-type="linear"/>
      <style:graphic-properties svg:stroke-width="0.053cm" svg:stroke-opacity="0%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045cm" svg:height="7.589cm" xlink:href=".." xlink:type="simple" chart:class="chart:scatter" chart:style-name="ch1">
        <chart:plot-area chart:style-name="ch2" table:cell-range-address="Hoja1.A2:Hoja1.A14 g3.A1:g3.A1 Hoja1.C2:Hoja1.C14" chart:data-source-has-labels="row" svg:x="0.24cm" svg:y="0.151cm" svg:width="11.565cm" svg:height="7.287cm">
          <chart:coordinate-region svg:x="1.611cm" svg:y="0.337cm" svg:width="9.875cm" svg:height="6.63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Hoja1.C2:Hoja1.C14" chart:label-cell-address="g3.A1:g3.A1" chart:class="chart:scatter">
            <chart:domain table:cell-range-address="Hoja1.A2:Hoja1.A14"/>
            <chart:regression-curve chart:style-name="ch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ño</text:p>
                <draw:g>
                  <svg:desc>g3.A1:g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7">
                <text:p>2007</text:p>
                <draw:g>
                  <svg:desc>Hoja1.A2:Hoja1.A14</svg:desc>
                </draw:g>
              </table:table-cell>
              <table:table-cell office:value-type="float" office:value="2975676">
                <text:p>2975676</text:p>
                <draw:g>
                  <svg:desc>Hoja1.C2:Hoja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8">
                <text:p>2008</text:p>
              </table:table-cell>
              <table:table-cell office:value-type="float" office:value="3401175">
                <text:p>3401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9">
                <text:p>2009</text:p>
              </table:table-cell>
              <table:table-cell office:value-type="float" office:value="3750401">
                <text:p>3750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0">
                <text:p>2010</text:p>
              </table:table-cell>
              <table:table-cell office:value-type="float" office:value="3922514">
                <text:p>3922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1">
                <text:p>2011</text:p>
              </table:table-cell>
              <table:table-cell office:value-type="float" office:value="4111349">
                <text:p>4111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2">
                <text:p>2012</text:p>
              </table:table-cell>
              <table:table-cell office:value-type="float" office:value="4482971">
                <text:p>4482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3">
                <text:p>2013</text:p>
              </table:table-cell>
              <table:table-cell office:value-type="float" office:value="4906299">
                <text:p>4906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4">
                <text:p>2014</text:p>
              </table:table-cell>
              <table:table-cell office:value-type="float" office:value="4879476">
                <text:p>487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5">
                <text:p>2015</text:p>
              </table:table-cell>
              <table:table-cell office:value-type="float" office:value="5162331">
                <text:p>5162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6">
                <text:p>2016</text:p>
              </table:table-cell>
              <table:table-cell office:value-type="float" office:value="5177917">
                <text:p>5177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7">
                <text:p>2017</text:p>
              </table:table-cell>
              <table:table-cell office:value-type="float" office:value="5451854">
                <text:p>5451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8">
                <text:p>2018</text:p>
              </table:table-cell>
              <table:table-cell office:value-type="float" office:value="5759773">
                <text:p>5759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9">
                <text:p>2019</text:p>
              </table:table-cell>
              <table:table-cell office:value-type="float" office:value="5925434">
                <text:p>5925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fo:language="es" fo:country="PE" style:font-family-asian="Calibri" style:font-size-asian="9pt" style:font-size-complex="9pt"/>
    </style:style>
    <style:style style:name="ch4" style:family="chart">
      <style:graphic-properties svg:stroke-width="0.018cm" svg:stroke-color="#b7b7b7"/>
    </style:style>
    <style:style style:name="ch5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f81bd" draw:fill-color="#4f81bd" fo:wrap-option="wrap"/>
      <style:text-properties fo:color="#000000" style:text-position="0% 100%" fo:font-family="Calibri" fo:font-size="10pt" fo:language="es" fo:country="PE" style:font-family-asian="Calibri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width="0.053cm" svg:stroke-opacity="0%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045cm" svg:height="7.615cm" xlink:href=".." xlink:type="simple" chart:class="chart:scatter" chart:style-name="ch1">
        <chart:plot-area chart:style-name="ch2" table:cell-range-address="Hoja1.A2:Hoja1.A14 Hoja1.G2:Hoja1.G14" svg:x="0.24cm" svg:y="0.152cm" svg:width="11.565cm" svg:height="7.311cm">
          <chart:coordinate-region svg:x="0.897cm" svg:y="0.338cm" svg:width="10.589cm" svg:height="6.655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oja1.G2:Hoja1.G14" chart:class="chart:scatter">
            <chart:domain table:cell-range-address="Hoja1.A2:Hoja1.A14"/>
            <chart:regression-curve chart:style-name="ch6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7">
                <text:p>2007</text:p>
                <draw:g>
                  <svg:desc>Hoja1.A2:Hoja1.A14</svg:desc>
                </draw:g>
              </table:table-cell>
              <table:table-cell office:value-type="float" office:value="6.4735856422393">
                <text:p>6.4735856422393</text:p>
                <draw:g>
                  <svg:desc>Hoja1.G2:Hoja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8">
                <text:p>2008</text:p>
              </table:table-cell>
              <table:table-cell office:value-type="float" office:value="6.53162897817767">
                <text:p>6.53162897817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9">
                <text:p>2009</text:p>
              </table:table-cell>
              <table:table-cell office:value-type="float" office:value="6.57407770580147">
                <text:p>6.57407770580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0">
                <text:p>2010</text:p>
              </table:table-cell>
              <table:table-cell office:value-type="float" office:value="6.59356450231937">
                <text:p>6.59356450231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1">
                <text:p>2011</text:p>
              </table:table-cell>
              <table:table-cell office:value-type="float" office:value="6.61398434429212">
                <text:p>6.61398434429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2">
                <text:p>2012</text:p>
              </table:table-cell>
              <table:table-cell office:value-type="float" office:value="6.65156592945675">
                <text:p>6.65156592945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3">
                <text:p>2013</text:p>
              </table:table-cell>
              <table:table-cell office:value-type="float" office:value="6.69075401148007">
                <text:p>6.69075401148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4">
                <text:p>2014</text:p>
              </table:table-cell>
              <table:table-cell office:value-type="float" office:value="6.68837318623892">
                <text:p>6.68837318623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5">
                <text:p>2015</text:p>
              </table:table-cell>
              <table:table-cell office:value-type="float" office:value="6.71284584733394">
                <text:p>6.71284584733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6">
                <text:p>2016</text:p>
              </table:table-cell>
              <table:table-cell office:value-type="float" office:value="6.71415508458265">
                <text:p>6.71415508458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7">
                <text:p>2017</text:p>
              </table:table-cell>
              <table:table-cell office:value-type="float" office:value="6.73654421696393">
                <text:p>6.73654421696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8">
                <text:p>2018</text:p>
              </table:table-cell>
              <table:table-cell office:value-type="float" office:value="6.76040536766105">
                <text:p>6.76040536766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9">
                <text:p>2019</text:p>
              </table:table-cell>
              <table:table-cell office:value-type="float" office:value="6.7727201651298">
                <text:p>6.77272016512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Calibri" fo:font-size="9pt" fo:language="es" fo:country="PE" style:font-family-asian="Calibri" style:font-size-asian="9pt" style:font-size-complex="9pt"/>
    </style:style>
    <style:style style:name="ch4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fo:language="es" fo:country="PE" style:font-family-asian="Calibri" style:font-size-asian="9pt" style:font-size-complex="9pt"/>
    </style:style>
    <style:style style:name="ch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 fo:wrap-option="wrap"/>
      <style:text-properties fo:color="#000000" style:text-position="0% 100%" fo:font-family="Calibri" fo:font-size="10pt" fo:language="es" fo:country="PE" style:font-family-asian="Calibri" style:font-size-asian="10pt" style:font-size-complex="10pt"/>
    </style:style>
    <style:style style:name="ch6" style:family="chart">
      <style:graphic-properties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12.012cm" svg:height="7.641cm" xlink:href=".." xlink:type="simple" chart:class="chart:line" chart:style-name="ch1">
        <chart:plot-area chart:style-name="ch2" table:cell-range-address="Hoja1.R4:Hoja1.S15 g3.A1:g3.A1" chart:data-source-has-labels="both" svg:x="0.24cm" svg:y="0.152cm" svg:width="11.532cm" svg:height="7.337cm">
          <chart:coordinate-region svg:x="0.976cm" svg:y="0.339cm" svg:width="10.796cm" svg:height="6.965cm"/>
          <chart:axis chart:dimension="x" chart:name="primary-x" chart:style-name="ch3" chartooo:axis-type="auto">
            <chartooo:date-scale/>
            <chart:categories table:cell-range-address="Hoja1.R4:Hoja1.R15"/>
          </chart:axis>
          <chart:axis chart:dimension="y" chart:name="primary-y" chart:style-name="ch4"/>
          <chart:series chart:style-name="ch5" chart:values-cell-range-address="Hoja1.S4:Hoja1.S15" chart:label-cell-address="g3.A1:g3.A1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ño</text:p>
                <draw:g>
                  <svg:desc>g3.A1:g3.A1</svg:desc>
                </draw:g>
              </table:table-cell>
            </table:table-row>
          </table:table-header-rows>
          <table:table-rows>
            <table:table-row>
              <table:table-cell office:value-type="float" office:value="2008">
                <text:p>2008</text:p>
                <draw:g>
                  <svg:desc>Hoja1.R4:Hoja1.R15</svg:desc>
                </draw:g>
              </table:table-cell>
              <table:table-cell office:value-type="float" office:value="1.49608838923679">
                <text:p>1.49608838923679</text:p>
                <draw:g>
                  <svg:desc>Hoja1.S4:Hoja1.S15</svg:desc>
                </draw:g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.1714106212813">
                <text:p>1.171410621281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.33833744709397">
                <text:p>1.3383374470939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951275792913365">
                <text:p>0.95127579291336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.02165685531757">
                <text:p>4.0216568553175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.09740059703189">
                <text:p>2.09740059703189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.42467825013107">
                <text:p>2.4246782501310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659870210391878">
                <text:p>0.65987021039187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60126087093219">
                <text:p>0.6012608709321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-0.0537343966890788">
                <text:p>-0.053734396689078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990964655881185">
                <text:p>0.99096465588118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374799266929849">
                <text:p>0.3747992669298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Calibri" fo:font-size="9pt" fo:language="es" fo:country="PE" style:font-family-asian="Calibri" style:font-size-asian="9pt" style:font-size-complex="9pt"/>
    </style:style>
    <style:style style:name="ch4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fo:language="es" fo:country="PE" style:font-family-asian="Calibri" style:font-size-asian="9pt" style:font-size-complex="9pt"/>
    </style:style>
    <style:style style:name="ch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 fo:wrap-option="wrap"/>
      <style:text-properties fo:color="#000000" style:text-position="0% 100%" fo:font-family="Calibri" fo:font-size="10pt" fo:language="es" fo:country="PE" style:font-family-asian="Calibri" style:font-size-asian="10pt" style:font-size-complex="10pt"/>
    </style:style>
    <style:style style:name="ch6" style:family="chart">
      <style:graphic-properties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12.043cm" svg:height="7.668cm" xlink:href=".." xlink:type="simple" chart:class="chart:line" chart:style-name="ch1">
        <chart:plot-area chart:style-name="ch2" table:cell-range-address="Hoja1.U4:Hoja1.V15 g3.A1:g3.A1" chart:data-source-has-labels="both" svg:x="0.24cm" svg:y="0.153cm" svg:width="11.563cm" svg:height="7.362cm">
          <chart:coordinate-region svg:x="0.976cm" svg:y="0.34cm" svg:width="10.827cm" svg:height="6.99cm"/>
          <chart:axis chart:dimension="x" chart:name="primary-x" chart:style-name="ch3" chartooo:axis-type="auto">
            <chartooo:date-scale/>
            <chart:categories table:cell-range-address="Hoja1.U4:Hoja1.U15"/>
          </chart:axis>
          <chart:axis chart:dimension="y" chart:name="primary-y" chart:style-name="ch4"/>
          <chart:series chart:style-name="ch5" chart:values-cell-range-address="Hoja1.V4:Hoja1.V15" chart:label-cell-address="g3.A1:g3.A1" chart:class="chart:line"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ño</text:p>
                <draw:g>
                  <svg:desc>g3.A1:g3.A1</svg:desc>
                </draw:g>
              </table:table-cell>
            </table:table-row>
          </table:table-header-rows>
          <table:table-rows>
            <table:table-row>
              <table:table-cell office:value-type="float" office:value="2008">
                <text:p>2008</text:p>
                <draw:g>
                  <svg:desc>Hoja1.U4:Hoja1.U15</svg:desc>
                </draw:g>
              </table:table-cell>
              <table:table-cell office:value-type="float" office:value="0.896618028185767">
                <text:p>0.896618028185767</text:p>
                <draw:g>
                  <svg:desc>Hoja1.V4:Hoja1.V15</svg:desc>
                </draw:g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649894961358477">
                <text:p>0.64989496135847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29641871285913">
                <text:p>0.2964187128591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309693519576101">
                <text:p>0.3096935195761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568214002457784">
                <text:p>0.56821400245778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8915573323528">
                <text:p>0.5891557332352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-0.03558381068966">
                <text:p>-0.0355838106896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365898558791106">
                <text:p>0.36589855879110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195034606557083">
                <text:p>0.019503460655708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333461650784432">
                <text:p>0.33346165078443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354204617807423">
                <text:p>0.35420461780742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182160636811143">
                <text:p>0.1821606368111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Calibri" fo:font-size="14pt" fo:language="es" fo:country="MX" style:font-family-asian="Calibri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fo:language="es" fo:country="PE" style:font-family-asian="Calibri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s" fo:country="MX" style:font-family-asian="Calibri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13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fo:language="es" fo:country="PE" style:font-family-asian="Calibri" style:font-size-asian="9pt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s" fo:country="MX" style:font-family-asian="Calibri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331" draw:fill-color="#ed7331" fo:wrap-option="wrap"/>
      <style:text-properties fo:color="#000000" style:text-position="0% 100%" fo:font-family="Calibri" fo:font-size="10pt" fo:language="es" fo:country="PE" style:font-family-asian="Calibri" style:font-size-asian="10pt" style:font-size-complex="10pt"/>
    </style:style>
    <style:style style:name="ch10" style:family="chart">
      <style:chart-properties chart:regression-name="Linear (Impuesto)" chart:regression-max-degree="2" chart:regression-force-intercept="false" chart:regression-period="2" loext:regression-extrapolate-forward="0" loext:regression-extrapolate-backward="0" chart:regression-type="linear"/>
      <style:graphic-properties svg:stroke-width="0.053cm" svg:stroke-opacity="0%"/>
    </style:style>
    <style:style style:name="ch11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width="0.018cm"/>
    </style:style>
    <style:style style:name="ch12" style:family="chart">
      <style:text-properties style:text-position="0% 100%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1.891cm" svg:height="7.589cm" xlink:href=".." xlink:type="simple" chart:class="chart:scatter" chart:style-name="ch1">
        <chart:title svg:x="1.45cm" svg:y="0.286cm" chart:style-name="ch2">
          <text:p>Campo: PBI Dep y campo: Impuesto parece estar muy correlacionado.</text:p>
        </chart:title>
        <chart:plot-area chart:style-name="ch3" table:cell-range-address="Autocorrelación.B2:Autocorrelación.C14 g3.A1:g3.A1" chart:data-source-has-labels="row" svg:x="1.297cm" svg:y="1.952cm" svg:width="10.357cm" svg:height="4.456cm">
          <chart:coordinate-region svg:x="2.668cm" svg:y="2.138cm" svg:width="8.349cm" svg:height="3.8cm"/>
          <chart:axis chart:dimension="x" chart:name="primary-x" chart:style-name="ch4">
            <chart:title svg:x="5.868cm" svg:y="6.56cm" chart:style-name="ch5">
              <text:p>PBI Dep</text:p>
            </chart:title>
            <chart:grid chart:style-name="ch6" chart:class="major"/>
          </chart:axis>
          <chart:axis chart:dimension="y" chart:name="primary-y" chart:style-name="ch7">
            <chart:title svg:x="0.451cm" svg:y="4.906cm" chart:style-name="ch8">
              <text:p>Impuesto</text:p>
            </chart:title>
            <chart:grid chart:style-name="ch6" chart:class="major"/>
          </chart:axis>
          <chart:series chart:style-name="ch9" chart:values-cell-range-address="Autocorrelación.B2:Autocorrelación.B14" chart:label-cell-address="g3.A1:g3.A1" chart:class="chart:scatter">
            <chart:domain table:cell-range-address="Autocorrelación.C2:Autocorrelación.C14"/>
            <chart:regression-curve chart:style-name="ch10"/>
            <chart:regression-curve chart:style-name="ch11">
              <chart:equation chart:display-equation="true" chart:display-r-square="true" chart:style-name="ch12"/>
            </chart:regression-curve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Año</text:p>
                <draw:g>
                  <svg:desc>g3.A1:g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5676">
                <text:p>2975676</text:p>
                <draw:g>
                  <svg:desc>Autocorrelación.C2:Autocorrelación.C14</svg:desc>
                </draw:g>
              </table:table-cell>
              <table:table-cell office:value-type="float" office:value="25020.43873">
                <text:p>25020.43873</text:p>
                <draw:g>
                  <svg:desc>Autocorrelación.B2:Autocorrelación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1175">
                <text:p>3401175</text:p>
              </table:table-cell>
              <table:table-cell office:value-type="float" office:value="29113.69315">
                <text:p>29113.69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0401">
                <text:p>3750401</text:p>
              </table:table-cell>
              <table:table-cell office:value-type="float" office:value="32839.02167">
                <text:p>32839.02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2514">
                <text:p>3922514</text:p>
              </table:table-cell>
              <table:table-cell office:value-type="float" office:value="37742.85527">
                <text:p>37742.85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11349">
                <text:p>4111349</text:p>
              </table:table-cell>
              <table:table-cell office:value-type="float" office:value="41722.76414">
                <text:p>41722.76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82971">
                <text:p>4482971</text:p>
              </table:table-cell>
              <table:table-cell office:value-type="float" office:value="64001.27461">
                <text:p>64001.27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6299">
                <text:p>4906299</text:p>
              </table:table-cell>
              <table:table-cell office:value-type="float" office:value="80722.32313">
                <text:p>80722.32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79476">
                <text:p>4879476</text:p>
              </table:table-cell>
              <table:table-cell office:value-type="float" office:value="106162.82336">
                <text:p>106162.82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2331">
                <text:p>5162331</text:p>
              </table:table-cell>
              <table:table-cell office:value-type="float" office:value="114587.52918">
                <text:p>114587.52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7917">
                <text:p>5177917</text:p>
              </table:table-cell>
              <table:table-cell office:value-type="float" office:value="122901.15612">
                <text:p>122901.156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51854">
                <text:p>5451854</text:p>
              </table:table-cell>
              <table:table-cell office:value-type="float" office:value="122129.65382">
                <text:p>122129.65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9773">
                <text:p>5759773</text:p>
              </table:table-cell>
              <table:table-cell office:value-type="float" office:value="137160.71032">
                <text:p>137160.71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25434">
                <text:p>5925434</text:p>
              </table:table-cell>
              <table:table-cell office:value-type="float" office:value="143378.49747">
                <text:p>143378.497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